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font-name="Times New Roman"/>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Standard">
      <style:text-properties style:font-name="Times New Roman" fo:font-size="12pt" fo:font-weight="normal" style:font-size-asian="12pt" style:font-weight-asian="normal" style:font-size-complex="12pt" style:font-weight-complex="normal"/>
    </style:style>
    <style:style style:name="P10" style:family="paragraph" style:parent-style-name="Normal_20__28_Web_29_">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8" style:family="paragraph" style:parent-style-name="Standard">
      <style:paragraph-properties fo:margin-left="0in" fo:margin-right="0in" fo:margin-top="0.1945in" fo:margin-bottom="0.1945in" fo:text-indent="0in" style:auto-text-indent="false"/>
    </style:style>
    <style:style style:name="P19"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0" style:family="paragraph" style:parent-style-name="Standard">
      <style:paragraph-properties fo:margin-left="0in" fo:margin-right="0in" fo:margin-top="0.1945in" fo:margin-bottom="0.1945in" fo:text-indent="0in" style:auto-text-indent="false"/>
      <style:text-properties style:text-underline-style="none"/>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text-align="start" style:justify-single-word="false" fo:text-indent="0in" style:auto-text-indent="false"/>
    </style:style>
    <style:style style:name="P23" style:family="paragraph" style:parent-style-name="Text_20_body">
      <style:paragraph-properties fo:margin-left="0in" fo:margin-right="0in" fo:text-indent="0in" style:auto-text-indent="false"/>
      <style:text-properties fo:font-style="normal" style:font-style-asian="normal" style:font-style-complex="normal"/>
    </style:style>
    <style:style style:name="P2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text-indent="0in" style:auto-text-indent="false"/>
      <style:text-properties fo:font-style="italic" style:font-style-asian="italic" style:font-style-complex="italic"/>
    </style:style>
    <style:style style:name="P26"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8" style:family="paragraph" style:parent-style-name="Text_20_body">
      <style:paragraph-properties fo:margin-left="0in" fo:margin-right="0in" fo:text-indent="0in" style:auto-text-indent="false"/>
      <style:text-properties fo:color="#000000"/>
    </style:style>
    <style:style style:name="P29"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30"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31"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2"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3"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34"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35"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36"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8" style:family="paragraph" style:parent-style-name="Text_20_body">
      <style:paragraph-properties fo:margin-left="0in" fo:margin-right="0in" fo:text-indent="0in" style:auto-text-indent="false"/>
      <style:text-properties fo:font-weight="bold" style:font-weight-asian="bold" style:font-weight-complex="bold"/>
    </style:style>
    <style:style style:name="P39" style:family="paragraph" style:parent-style-name="Standard">
      <style:paragraph-properties fo:margin-left="0in" fo:margin-right="0in" fo:margin-top="0in" fo:margin-bottom="0.0799in" fo:text-indent="0in" style:auto-text-indent="false"/>
    </style:style>
    <style:style style:name="P40"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41" style:family="paragraph" style:parent-style-name="Normal_20__28_Web_29_">
      <style:paragraph-properties fo:margin-left="0in" fo:margin-right="0in" fo:margin-top="0in" fo:margin-bottom="0.0799in" fo:text-indent="0in" style:auto-text-indent="false"/>
    </style:style>
    <style:style style:name="P42"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3"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4"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5"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6"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47"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48" style:family="paragraph" style:parent-style-name="Normal_20__28_Web_29_">
      <style:paragraph-properties fo:margin-left="0in" fo:margin-right="0in" fo:text-indent="0in" style:auto-text-indent="false"/>
    </style:style>
    <style:style style:name="P49" style:family="paragraph" style:parent-style-name="Text_20_body">
      <style:paragraph-properties fo:margin-left="0in" fo:margin-right="0in" fo:margin-top="0in" fo:margin-bottom="0.0598in" fo:text-indent="0in" style:auto-text-indent="false"/>
    </style:style>
    <style:style style:name="P50" style:family="paragraph" style:parent-style-name="List_20_Continue">
      <style:paragraph-properties fo:margin-left="0in" fo:margin-right="0in" fo:text-indent="0in" style:auto-text-indent="false"/>
    </style:style>
    <style:style style:name="P51" style:family="paragraph" style:parent-style-name="List_20_Continue">
      <style:paragraph-properties fo:margin-left="0in" fo:margin-right="0in" fo:text-indent="0in" style:auto-text-indent="false"/>
      <style:text-properties style:text-underline-style="none"/>
    </style:style>
    <style:style style:name="P52"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53" style:family="paragraph" style:parent-style-name="Body_20_Text_20_First_20_Indent">
      <style:paragraph-properties fo:margin-left="0in" fo:margin-right="0in" fo:text-align="center" style:justify-single-word="false" fo:text-indent="0in" style:auto-text-indent="false"/>
    </style:style>
    <style:style style:name="P54" style:family="paragraph" style:parent-style-name="Heading_20_2">
      <style:paragraph-properties fo:margin-left="0in" fo:margin-right="0in" fo:text-indent="0in" style:auto-text-indent="false"/>
    </style:style>
    <style:style style:name="P55" style:family="paragraph" style:parent-style-name="List_20_Continue">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style>
    <style:style style:name="P57" style:family="paragraph" style:parent-style-name="Text_20_body">
      <style:paragraph-properties fo:margin-left="1in" fo:margin-right="0in" fo:margin-top="0in" fo:margin-bottom="0in" fo:text-indent="0in" style:auto-text-indent="false"/>
    </style:style>
    <style:style style:name="P58"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59" style:family="paragraph" style:parent-style-name="Text_20_body">
      <style:paragraph-properties fo:margin-left="1in" fo:margin-right="0in" fo:text-indent="0in" style:auto-text-indent="false"/>
      <style:text-properties fo:font-style="italic" style:font-style-asian="italic" style:font-style-complex="italic"/>
    </style:style>
    <style:style style:name="P60" style:family="paragraph" style:parent-style-name="Text_20_body">
      <style:paragraph-properties fo:margin-left="0.5in" fo:margin-right="0in" fo:text-indent="0in" style:auto-text-indent="false"/>
      <style:text-properties fo:font-style="italic" style:font-style-asian="italic"/>
    </style:style>
    <style:style style:name="P61" style:family="paragraph" style:parent-style-name="Text_20_body">
      <style:paragraph-properties fo:margin-left="0.5in" fo:margin-right="0in" fo:text-indent="0in" style:auto-text-indent="false"/>
      <style:text-properties fo:font-style="italic" style:font-style-asian="italic" style:font-style-complex="italic"/>
    </style:style>
    <style:style style:name="P62"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63"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64"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65"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66"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67"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8"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9"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70"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71" style:family="paragraph" style:parent-style-name="Standard">
      <style:paragraph-properties fo:margin-left="0.5in" fo:margin-right="0in" fo:text-indent="0in" style:auto-text-indent="false"/>
    </style:style>
    <style:style style:name="P7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7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7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7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7" style:family="paragraph" style:parent-style-name="Standard">
      <style:paragraph-properties fo:margin-left="0.5in" fo:margin-right="0in" fo:text-indent="0in" style:auto-text-indent="false"/>
      <style:text-properties fo:font-style="italic" style:font-style-asian="italic" style:font-style-complex="italic"/>
    </style:style>
    <style:style style:name="P78" style:family="paragraph" style:parent-style-name="Text_20_body">
      <style:paragraph-properties fo:margin-left="0.5in" fo:margin-right="0in" fo:margin-top="0in" fo:margin-bottom="0in" fo:text-indent="0in" style:auto-text-indent="false"/>
    </style:style>
    <style:style style:name="P79"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80" style:family="paragraph" style:parent-style-name="Standard">
      <style:paragraph-properties fo:margin-left="0.5in" fo:margin-right="0in" fo:margin-top="0in" fo:margin-bottom="0.0799in" fo:text-indent="0in" style:auto-text-indent="false"/>
    </style:style>
    <style:style style:name="P81"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8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83" style:family="paragraph" style:parent-style-name="Date">
      <style:paragraph-properties fo:margin-left="2.5in" fo:margin-right="0in" fo:text-indent="0in" style:auto-text-indent="false"/>
    </style:style>
    <style:style style:name="P84" style:family="paragraph" style:parent-style-name="Text_20_body">
      <style:paragraph-properties fo:margin-left="-1in" fo:margin-right="0in" fo:text-indent="0in" style:auto-text-indent="false"/>
    </style:style>
    <style:style style:name="P85" style:family="paragraph" style:parent-style-name="List_20_Number_20_4">
      <style:paragraph-properties fo:margin-left="-1in" fo:margin-right="0in" fo:text-indent="0in" style:auto-text-indent="false"/>
    </style:style>
    <style:style style:name="P86"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87"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88" style:family="paragraph" style:parent-style-name="Standard">
      <style:paragraph-properties fo:margin-top="0in" fo:margin-bottom="0.0799in"/>
    </style:style>
    <style:style style:name="P89" style:family="paragraph" style:parent-style-name="Standard">
      <style:paragraph-properties fo:margin-top="0in" fo:margin-bottom="0.0799in"/>
      <style:text-properties fo:color="#000000"/>
    </style:style>
    <style:style style:name="P90" style:family="paragraph" style:parent-style-name="Standard">
      <style:paragraph-properties fo:margin-top="0in" fo:margin-bottom="0.0799in"/>
      <style:text-properties fo:color="#000000" fo:font-weight="normal" style:font-weight-asian="normal" style:font-weight-complex="normal"/>
    </style:style>
    <style:style style:name="P91" style:family="paragraph" style:parent-style-name="Standard">
      <style:paragraph-properties fo:margin-top="0in" fo:margin-bottom="0.0799in"/>
      <style:text-properties fo:color="#000000" fo:font-style="italic" style:font-style-asian="italic" style:font-style-complex="italic"/>
    </style:style>
    <style:style style:name="P92" style:family="paragraph" style:parent-style-name="Standard">
      <style:paragraph-properties fo:margin-top="0in" fo:margin-bottom="0in" style:text-autospace="none"/>
      <style:text-properties fo:color="#0000ff"/>
    </style:style>
    <style:style style:name="P93"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4"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5" style:family="paragraph" style:parent-style-name="Standard">
      <style:paragraph-properties fo:margin-left="-0.5in" fo:margin-right="0in" fo:margin-top="0.1945in" fo:margin-bottom="0.1945in" fo:text-indent="0.5in" style:auto-text-indent="false"/>
    </style:style>
    <style:style style:name="P9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97" style:family="paragraph" style:parent-style-name="Text_20_body">
      <style:text-properties fo:font-size="10.5pt" fo:font-style="italic" style:font-style-asian="italic" style:font-style-complex="italic"/>
    </style:style>
    <style:style style:name="P98" style:family="paragraph" style:parent-style-name="Text_20_body">
      <style:text-properties fo:font-style="normal" fo:font-weight="normal" style:font-style-asian="normal" style:font-weight-asian="normal" style:font-style-complex="normal" style:font-weight-complex="normal"/>
    </style:style>
    <style:style style:name="P99" style:family="paragraph" style:parent-style-name="Text_20_body">
      <style:text-properties fo:color="#000000"/>
    </style:style>
    <style:style style:name="P100" style:family="paragraph" style:parent-style-name="Text_20_body">
      <style:text-properties style:font-name="TimesNewRomanPSMT" fo:font-size="12pt" style:font-name-asian="TimesNewRomanPSMT" style:font-size-asian="12pt" style:font-name-complex="TimesNewRomanPSMT" style:font-size-complex="12pt"/>
    </style:style>
    <style:style style:name="P101" style:family="paragraph" style:parent-style-name="Text_20_body">
      <style:text-properties fo:font-size="12pt" fo:font-style="normal" style:font-size-asian="12pt" style:font-style-asian="normal" style:font-size-complex="12pt" style:font-style-complex="normal"/>
    </style:style>
    <style:style style:name="P102" style:family="paragraph" style:parent-style-name="List_20_Number_20_4">
      <style:paragraph-properties fo:margin-left="0in" fo:margin-right="0in" fo:text-indent="0in" style:auto-text-indent="false"/>
    </style:style>
    <style:style style:name="P103" style:family="paragraph" style:parent-style-name="List_20_Number_20_4">
      <style:paragraph-properties fo:margin-left="0in" fo:margin-right="0in" fo:text-indent="0in" style:auto-text-indent="false"/>
    </style:style>
    <style:style style:name="P10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5"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06"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07" style:family="paragraph" style:parent-style-name="List_20_Continue" style:list-style-name="L2">
      <style:paragraph-properties fo:margin-left="0in" fo:margin-right="0in" fo:text-indent="0in" style:auto-text-indent="false"/>
    </style:style>
    <style:style style:name="P108" style:family="paragraph" style:parent-style-name="List_20_Continue" style:list-style-name="L2">
      <style:paragraph-properties fo:margin-left="0in" fo:margin-right="0in" fo:text-indent="0in" style:auto-text-indent="false"/>
    </style:style>
    <style:style style:name="P109" style:family="paragraph" style:parent-style-name="List_20_Continue" style:list-style-name="L3">
      <style:paragraph-properties fo:margin-left="0in" fo:margin-right="0in" fo:margin-top="0in" fo:margin-bottom="0.0799in" fo:text-indent="0in" style:auto-text-indent="false"/>
    </style:style>
    <style:style style:name="P11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0" style:family="paragraph" style:parent-style-name="List_20_Number" style:list-style-name="L7">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1" style:family="paragraph" style:parent-style-name="List_20_Number" style:list-style-name="L7">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2"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3"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25" style:family="paragraph" style:parent-style-name="Contents_20_2">
      <style:paragraph-properties>
        <style:tab-stops>
          <style:tab-stop style:position="5.5252in" style:type="right" style:leader-style="dotted" style:leader-text="."/>
        </style:tab-stops>
      </style:paragraph-properties>
    </style:style>
    <style:style style:name="P126"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27" style:family="paragraph" style:parent-style-name="Text_20_body" style:list-style-name="WW8Num33">
      <style:paragraph-properties fo:margin-left="0in" fo:margin-right="0in" fo:text-indent="0in" style:auto-text-indent="false"/>
    </style:style>
    <style:style style:name="P128" style:family="paragraph" style:parent-style-name="Text_20_body" style:list-style-name="L1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29" style:family="paragraph" style:parent-style-name="Text_20_body" style:list-style-name="L11">
      <style:paragraph-properties fo:margin-left="0in" fo:margin-right="0in" fo:text-indent="0in" style:auto-text-indent="false"/>
    </style:style>
    <style:style style:name="P130"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1"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2"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3" style:family="paragraph" style:parent-style-name="Text_20_body" style:list-style-name="L5">
      <style:paragraph-properties fo:margin-left="0in" fo:margin-right="0in" fo:margin-top="0in" fo:margin-bottom="0in" fo:text-indent="0in" style:auto-text-indent="false"/>
    </style:style>
    <style:style style:name="P134" style:family="paragraph" style:parent-style-name="Text_20_body" style:list-style-name="L5">
      <style:paragraph-properties fo:margin-left="0in" fo:margin-right="0in" fo:margin-top="0in" fo:margin-bottom="0in" fo:text-indent="0in" style:auto-text-indent="false"/>
    </style:style>
    <style:style style:name="P135" style:family="paragraph" style:parent-style-name="Text_20_body" style:list-style-name="WW8Num33">
      <style:paragraph-properties fo:margin-left="-0.5in" fo:margin-right="0in" fo:text-indent="0in" style:auto-text-indent="false"/>
    </style:style>
    <style:style style:name="P136" style:family="paragraph" style:parent-style-name="Text_20_body" style:list-style-name="WW8Num33">
      <style:paragraph-properties fo:margin-left="-0.5in" fo:margin-right="0in" fo:text-indent="0in" style:auto-text-indent="false"/>
    </style:style>
    <style:style style:name="P137" style:family="paragraph" style:parent-style-name="Text_20_body" style:list-style-name="WW8Num33">
      <style:paragraph-properties fo:margin-left="-0.5in" fo:margin-right="0in" fo:text-indent="0in" style:auto-text-indent="false"/>
    </style:style>
    <style:style style:name="P138" style:family="paragraph" style:parent-style-name="Text_20_body" style:list-style-name="WW8Num33">
      <style:paragraph-properties fo:margin-left="-0.5in" fo:margin-right="0in" fo:text-indent="0in" style:auto-text-indent="false"/>
    </style:style>
    <style:style style:name="P139" style:family="paragraph" style:parent-style-name="Text_20_body" style:list-style-name="WW8Num33">
      <style:paragraph-properties fo:margin-left="-0.5in" fo:margin-right="0in" fo:margin-top="0in" fo:margin-bottom="0in" fo:text-indent="0in" style:auto-text-indent="false"/>
    </style:style>
    <style:style style:name="P140" style:family="paragraph" style:parent-style-name="Text_20_body" style:list-style-name="L6">
      <style:paragraph-properties fo:margin-left="0.5in" fo:margin-right="0in" fo:margin-top="0in" fo:margin-bottom="0in" fo:text-indent="0in" style:auto-text-indent="false"/>
    </style:style>
    <style:style style:name="P141" style:family="paragraph" style:parent-style-name="Text_20_body" style:list-style-name="L6">
      <style:paragraph-properties fo:margin-left="0.5in" fo:margin-right="0in" fo:margin-top="0in" fo:margin-bottom="0in" fo:text-indent="0in" style:auto-text-indent="false"/>
    </style:style>
    <style:style style:name="P142" style:family="paragraph" style:parent-style-name="Text_20_body" style:list-style-name="L6">
      <style:paragraph-properties fo:margin-left="0.5in" fo:margin-right="0in" fo:margin-top="0in" fo:margin-bottom="0in" fo:text-indent="0in" style:auto-text-indent="false"/>
    </style:style>
    <style:style style:name="P143" style:family="paragraph" style:parent-style-name="Text_20_body" style:list-style-name="L6">
      <style:paragraph-properties fo:margin-left="0.5in" fo:margin-right="0in" fo:margin-top="0in" fo:margin-bottom="0in" fo:text-indent="0in" style:auto-text-indent="false"/>
    </style:style>
    <style:style style:name="P144" style:family="paragraph" style:parent-style-name="Text_20_body" style:list-style-name="L8">
      <style:paragraph-properties fo:margin-left="0.5in" fo:margin-right="0in" fo:margin-top="0in" fo:margin-bottom="0in" fo:text-indent="0in" style:auto-text-indent="false"/>
    </style:style>
    <style:style style:name="P145" style:family="paragraph" style:parent-style-name="Text_20_body" style:list-style-name="L5">
      <style:paragraph-properties fo:margin-left="0.5in" fo:margin-right="0in" fo:margin-top="0in" fo:margin-bottom="0in" fo:text-indent="0in" style:auto-text-indent="false"/>
    </style:style>
    <style:style style:name="P146" style:family="paragraph" style:parent-style-name="Text_20_body" style:list-style-name="L5">
      <style:paragraph-properties fo:margin-left="0.5in" fo:margin-right="0in" fo:margin-top="0in" fo:margin-bottom="0in" fo:text-indent="0in" style:auto-text-indent="false"/>
    </style:style>
    <style:style style:name="P147" style:family="paragraph" style:parent-style-name="Text_20_body" style:list-style-name="L15">
      <style:paragraph-properties fo:margin-left="0.5in" fo:margin-right="0in" fo:margin-top="0in" fo:margin-bottom="0in" fo:text-indent="0in" style:auto-text-indent="false"/>
    </style:style>
    <style:style style:name="P148" style:family="paragraph" style:parent-style-name="Text_20_body" style:list-style-name="L15">
      <style:paragraph-properties fo:margin-left="0.5in" fo:margin-right="0in" fo:margin-top="0in" fo:margin-bottom="0in" fo:text-indent="0in" style:auto-text-indent="false"/>
    </style:style>
    <style:style style:name="P149" style:family="paragraph" style:parent-style-name="Text_20_body" style:list-style-name="L15">
      <style:paragraph-properties fo:margin-left="0.5in" fo:margin-right="0in" fo:margin-top="0in" fo:margin-bottom="0in" fo:text-indent="0in" style:auto-text-indent="false"/>
    </style:style>
    <style:style style:name="P150" style:family="paragraph" style:parent-style-name="Text_20_body" style:list-style-name="L15">
      <style:paragraph-properties fo:margin-left="0.5in" fo:margin-right="0in" fo:margin-top="0in" fo:margin-bottom="0in" fo:text-indent="0in" style:auto-text-indent="false"/>
    </style:style>
    <style:style style:name="P151" style:family="paragraph" style:parent-style-name="Text_20_body" style:list-style-name="L9">
      <style:paragraph-properties fo:margin-left="0.5in" fo:margin-right="0in" fo:text-indent="0in" style:auto-text-indent="false"/>
    </style:style>
    <style:style style:name="P152" style:family="paragraph" style:parent-style-name="Text_20_body" style:list-style-name="L15">
      <style:paragraph-properties fo:margin-left="0.5in" fo:margin-right="0in" fo:text-indent="0in" style:auto-text-indent="false"/>
    </style:style>
    <style:style style:name="P153" style:family="paragraph" style:parent-style-name="Text_20_body" style:list-style-name="L9">
      <style:paragraph-properties fo:margin-left="1in" fo:margin-right="0in" fo:margin-top="0in" fo:margin-bottom="0in" fo:text-indent="0in" style:auto-text-indent="false"/>
    </style:style>
    <style:style style:name="P154" style:family="paragraph" style:parent-style-name="Text_20_body" style:list-style-name="L9">
      <style:paragraph-properties fo:margin-left="1in" fo:margin-right="0in" fo:margin-top="0in" fo:margin-bottom="0in" fo:text-indent="0in" style:auto-text-indent="false"/>
    </style:style>
    <style:style style:name="P155" style:family="paragraph" style:parent-style-name="Text_20_body" style:list-style-name="L9">
      <style:paragraph-properties fo:margin-left="1in" fo:margin-right="0in" fo:margin-top="0in" fo:margin-bottom="0in" fo:text-indent="0in" style:auto-text-indent="false"/>
    </style:style>
    <style:style style:name="P156" style:family="paragraph" style:parent-style-name="Text_20_body" style:list-style-name="L9">
      <style:paragraph-properties fo:margin-left="1in" fo:margin-right="0in" fo:margin-top="0in" fo:margin-bottom="0in" fo:text-indent="0in" style:auto-text-indent="false"/>
    </style:style>
    <style:style style:name="P157" style:family="paragraph" style:parent-style-name="Text_20_body" style:list-style-name="L15">
      <style:paragraph-properties fo:margin-left="1in" fo:margin-right="0in" fo:margin-top="0in" fo:margin-bottom="0in" fo:text-indent="0in" style:auto-text-indent="false"/>
    </style:style>
    <style:style style:name="P158" style:family="paragraph" style:parent-style-name="Text_20_body" style:list-style-name="L15">
      <style:paragraph-properties fo:margin-left="1in" fo:margin-right="0in" fo:margin-top="0in" fo:margin-bottom="0in" fo:text-indent="0in" style:auto-text-indent="false"/>
    </style:style>
    <style:style style:name="P159" style:family="paragraph" style:parent-style-name="Text_20_body" style:list-style-name="L15">
      <style:paragraph-properties fo:margin-left="1in" fo:margin-right="0in" fo:margin-top="0in" fo:margin-bottom="0in" fo:text-indent="0in" style:auto-text-indent="false"/>
    </style:style>
    <style:style style:name="P160" style:family="paragraph" style:parent-style-name="Text_20_body" style:list-style-name="L15">
      <style:paragraph-properties fo:margin-left="1in" fo:margin-right="0in" fo:margin-top="0in" fo:margin-bottom="0in" fo:text-indent="0in" style:auto-text-indent="false"/>
    </style:style>
    <style:style style:name="P161" style:family="paragraph" style:parent-style-name="Text_20_body" style:list-style-name="L15">
      <style:paragraph-properties fo:margin-left="1in" fo:margin-right="0in" fo:margin-top="0in" fo:margin-bottom="0in" fo:text-indent="0in" style:auto-text-indent="false"/>
    </style:style>
    <style:style style:name="P162" style:family="paragraph" style:parent-style-name="Text_20_body" style:list-style-name="L15">
      <style:paragraph-properties fo:margin-left="1in" fo:margin-right="0in" fo:margin-top="0in" fo:margin-bottom="0in" fo:text-indent="0in" style:auto-text-indent="false"/>
    </style:style>
    <style:style style:name="P163" style:family="paragraph" style:parent-style-name="Text_20_body" style:list-style-name="L15">
      <style:paragraph-properties fo:margin-left="1in" fo:margin-right="0in" fo:margin-top="0in" fo:margin-bottom="0in" fo:text-indent="0in" style:auto-text-indent="false"/>
    </style:style>
    <style:style style:name="P164" style:family="paragraph" style:parent-style-name="Text_20_body" style:list-style-name="L15">
      <style:paragraph-properties fo:margin-left="1in" fo:margin-right="0in" fo:text-indent="0in" style:auto-text-indent="false"/>
    </style:style>
    <style:style style:name="P165" style:family="paragraph" style:parent-style-name="Text_20_body" style:list-style-name="WW8Num18">
      <style:paragraph-properties fo:margin-left="-1in" fo:margin-right="0in" fo:text-indent="0in" style:auto-text-indent="false"/>
    </style:style>
    <style:style style:name="P166" style:family="paragraph" style:parent-style-name="Text_20_body" style:list-style-name="WW8Num18">
      <style:paragraph-properties fo:margin-left="-1in" fo:margin-right="0in" fo:text-align="start" style:justify-single-word="false" fo:text-indent="0in" style:auto-text-indent="false"/>
    </style:style>
    <style:style style:name="P167"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68"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69"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70"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71"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72" style:family="paragraph" style:parent-style-name="Standard" style:list-style-name="L12"/>
    <style:style style:name="P173" style:family="paragraph" style:parent-style-name="Standard" style:list-style-name="L13"/>
    <style:style style:name="P174" style:family="paragraph" style:parent-style-name="Standard" style:list-style-name="L13"/>
    <style:style style:name="P175" style:family="paragraph" style:parent-style-name="Standard" style:list-style-name="L13"/>
    <style:style style:name="P176" style:family="paragraph" style:parent-style-name="Standard" style:list-style-name="L1">
      <style:paragraph-properties fo:margin-left="0in" fo:margin-right="0in" fo:margin-top="0in" fo:margin-bottom="0.0799in" fo:text-indent="0in" style:auto-text-indent="false"/>
    </style:style>
    <style:style style:name="P177"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78" style:family="paragraph" style:parent-style-name="Standard" style:list-style-name="L3">
      <style:paragraph-properties fo:margin-left="0in" fo:margin-right="0in" fo:margin-top="0in" fo:margin-bottom="0.0799in" fo:text-indent="0in" style:auto-text-indent="false"/>
    </style:style>
    <style:style style:name="P179" style:family="paragraph" style:parent-style-name="Standard" style:list-style-name="L3">
      <style:paragraph-properties fo:margin-left="0in" fo:margin-right="0in" fo:margin-top="0in" fo:margin-bottom="0.0799in" fo:text-indent="0in" style:auto-text-indent="false"/>
    </style:style>
    <style:style style:name="P180" style:family="paragraph" style:parent-style-name="Standard" style:list-style-name="L3">
      <style:paragraph-properties fo:margin-left="0in" fo:margin-right="0in" fo:margin-top="0in" fo:margin-bottom="0.0799in" fo:text-indent="0in" style:auto-text-indent="false"/>
    </style:style>
    <style:style style:name="P181" style:family="paragraph" style:parent-style-name="Standard" style:list-style-name="L3">
      <style:paragraph-properties fo:margin-left="0in" fo:margin-right="0in" fo:margin-top="0in" fo:margin-bottom="0.0799in" fo:text-indent="0in" style:auto-text-indent="false"/>
    </style:style>
    <style:style style:name="P182" style:family="paragraph" style:parent-style-name="Standard" style:list-style-name="L4">
      <style:paragraph-properties fo:margin-left="0.5in" fo:margin-right="0in" fo:margin-top="0in" fo:margin-bottom="0.0799in" fo:text-indent="0in" style:auto-text-indent="false"/>
    </style:style>
    <style:style style:name="P183" style:family="paragraph" style:parent-style-name="Standard" style:list-style-name="L4">
      <style:paragraph-properties fo:margin-left="0.5in" fo:margin-right="0in" fo:margin-top="0in" fo:margin-bottom="0.0799in" fo:text-indent="0in" style:auto-text-indent="false"/>
    </style:style>
    <style:style style:name="P184" style:family="paragraph" style:parent-style-name="Standard" style:list-style-name="L4">
      <style:paragraph-properties fo:margin-left="0.5in" fo:margin-right="0in" fo:margin-top="0in" fo:margin-bottom="0.0799in" fo:text-indent="0in" style:auto-text-indent="false"/>
    </style:style>
    <style:style style:name="P185" style:family="paragraph" style:parent-style-name="Standard" style:list-style-name="L6">
      <style:paragraph-properties fo:margin-left="0.5in" fo:margin-right="0in" fo:margin-top="0in" fo:margin-bottom="0in" fo:text-indent="0in" style:auto-text-indent="false"/>
    </style:style>
    <style:style style:name="P186"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normal" style:font-style-asian="normal" style:font-style-complex="normal"/>
    </style:style>
    <style:style style:name="T30" style:family="text">
      <style:text-properties fo:color="#000000" fo:font-style="normal" style:text-underline-style="solid" style:text-underline-width="auto" style:text-underline-color="font-color" style:font-style-asian="normal" style:font-style-complex="normal"/>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normal" style:font-weight-asian="normal" style:font-weight-complex="normal"/>
    </style:style>
    <style:style style:name="T34"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5" style:family="text">
      <style:text-properties fo:color="#000000" fo:font-size="10.5pt" fo:font-style="italic" style:font-style-asian="italic" style:font-style-complex="italic"/>
    </style:style>
    <style:style style:name="T36" style:family="text">
      <style:text-properties fo:color="#000000" fo:font-size="10.5pt" fo:font-style="italic" fo:font-weight="normal" style:font-style-asian="italic" style:font-style-complex="italic"/>
    </style:style>
    <style:style style:name="T3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style:font-name="Times New Roman" fo:font-style="normal" fo:font-weight="normal" style:font-style-asian="normal" style:font-weight-asian="norm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fo:font-size="14pt" style:font-size-asian="14pt" style:font-size-complex="14pt"/>
    </style:style>
    <style:style style:name="T43" style:family="text">
      <style:text-properties fo:color="#000000" fo:font-size="14pt" fo:font-style="normal" style:font-size-asian="14pt" style:font-style-asian="normal" style:font-size-complex="14pt" style:font-style-complex="normal"/>
    </style:style>
    <style:style style:name="T44" style:family="text">
      <style:text-properties style:font-name="Helv" fo:font-size="10pt" fo:font-style="italic" style:font-size-asian="10pt" style:font-style-asian="italic" style:font-name-complex="Helv" style:font-size-complex="10pt"/>
    </style:style>
    <style:style style:name="T45" style:family="text">
      <style:text-properties style:font-name="Helv" fo:font-size="10pt" fo:language="da" fo:country="DK" fo:font-style="italic" style:font-size-asian="10pt" style:font-style-asian="italic" style:font-name-complex="Helv" style:font-size-complex="10pt"/>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style:font-size-asian="12pt" style:language-asian="zh" style:country-asian="CN" style:font-style-asian="normal" style:font-size-complex="12pt" style:font-style-complex="normal"/>
    </style:style>
    <style:style style:name="T48" style:family="text">
      <style:text-properties fo:font-size="12pt" fo:font-style="normal" fo:font-weight="bold" style:font-size-asian="12pt" style:font-style-asian="normal" style:font-weight-asian="bold" style:font-size-complex="12pt" style:font-style-complex="normal" style:font-weight-complex="bold"/>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style:font-size-asian="12pt" style:font-size-complex="12pt"/>
    </style:style>
    <style:style style:name="T51" style:family="text">
      <style:text-properties style:font-name="TimesNewRomanPSMT" fo:font-size="12pt" style:font-name-asian="TimesNewRomanPSMT" style:font-size-asian="12pt" style:font-name-complex="TimesNewRomanPSMT" style:font-size-complex="12pt"/>
    </style:style>
    <style:style style:name="T5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style>
    <style:style style:name="T56" style:family="text">
      <style:text-properties fo:color="#0000ff" style:font-name="TimesNewRomanPSMT" fo:font-size="12pt" fo:font-style="normal" style:font-name-asian="TimesNewRomanPSMT" style:font-size-asian="12pt" style:font-style-asian="normal" style:font-name-complex="TimesNewRomanPSMT" style:font-size-complex="12pt" style:font-style-complex="normal"/>
    </style:style>
    <style:style style:name="T57" style:family="text">
      <style:text-properties fo:color="#0000ff" fo:font-weight="normal" style:font-weight-asian="normal" style:font-weight-complex="normal"/>
    </style:style>
    <style:style style:name="T5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9" style:family="text">
      <style:text-properties fo:font-size="10.5pt"/>
    </style:style>
    <style:style style:name="T60" style:family="text">
      <style:text-properties fo:font-size="10.5pt" fo:font-style="italic" style:font-style-asian="italic" style:font-style-complex="italic"/>
    </style:style>
    <style:style style:name="T61" style:family="text">
      <style:text-properties style:font-name="Times New Roman" fo:font-size="16pt" fo:font-weight="bold" style:font-name-complex="Times New Roman"/>
    </style:style>
    <style:style style:name="T62" style:family="text">
      <style:text-properties style:font-name="Times New Roman" fo:font-size="12pt" fo:font-weight="bold" style:font-size-asian="12pt" style:font-name-complex="Times New Roman" style:font-size-complex="12pt"/>
    </style:style>
    <style:style style:name="T63" style:family="text">
      <style:text-properties style:font-name="Times New Roman" fo:font-size="12pt" fo:font-weight="normal" style:font-size-asian="12pt" style:font-weight-asian="normal" style:font-name-complex="Times New Roman" style:font-size-complex="12pt" style:font-weight-complex="normal"/>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style:text-underline-style="none"/>
    </style:style>
    <style:style style:name="T70" style:family="text">
      <style:text-properties fo:font-size="14pt" style:font-size-asian="14pt" style:font-size-complex="14pt"/>
    </style:style>
    <style:style style:name="T71" style:family="text">
      <style:text-properties style:font-name="Times" fo:font-size="12pt" fo:font-weight="normal" style:font-size-asian="12pt" style:font-weight-asian="normal" style:font-size-complex="12pt"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xCAT 2 on AIX</text:p>
      <text:p text:style-name="P53">Using xCAT Service Nodes with AIX</text:p>
      <text:p text:style-name="P83"><text:date style:data-style-name="N36" text:date-value="2010-01-21T09:29:20.60">01/21/2010</text:date>, <text:time style:data-style-name="N43" text:time-value="2010-01-21T09:29:20.60">09:29:21 AM</text:time></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24"><text:a xlink:type="simple" xlink:href="#1.Overview|outline">1.0 Overview<text:tab/>2</text:a></text:p>
          <text:p text:style-name="P124"><text:a xlink:type="simple" xlink:href="#2.Additional configuration of the management node|outline">2.0 Additional configuration of the management node<text:tab/>4</text:a></text:p>
          <text:p text:style-name="P125"><text:a xlink:type="simple" xlink:href="#2.1.Switch to the MySQL database|outline">2.1 Switch to the MySQL database<text:tab/>4</text:a></text:p>
          <text:p text:style-name="P124"><text:a xlink:type="simple" xlink:href="#3.Install the Service Nodes|outline">3.0 Install the Service Nodes<text:tab/>4</text:a></text:p>
          <text:p text:style-name="P125"><text:a xlink:type="simple" xlink:href="#3.1.Define the HMCs as xCAT nodes|outline">3.1 Define the HMCs as xCAT nodes<text:tab/>4</text:a></text:p>
          <text:p text:style-name="P125"><text:a xlink:type="simple" xlink:href="#3.2.Discover the LPARs managed by the HMCs|outline">3.2 Discover the LPARs managed by the HMCs<text:tab/>4</text:a></text:p>
          <text:p text:style-name="P125"><text:a xlink:type="simple" xlink:href="#3.3.Define xCAT service nodes|outline">3.3 Define xCAT service nodes<text:tab/>6</text:a></text:p>
          <text:p text:style-name="P125"><text:a xlink:type="simple" xlink:href="#3.4.Add IP addresses and hostnames to /etc/hosts|outline">3.4 Add IP addresses and hostnames to /etc/hosts<text:tab/>6</text:a></text:p>
          <text:p text:style-name="P125"><text:a xlink:type="simple" xlink:href="#3.5.Create a Service Node operating system image|outline">3.5 Create a Service Node operating system image<text:tab/>6</text:a></text:p>
          <text:p text:style-name="P125"><text:a xlink:type="simple" xlink:href="#3.6.Add required service node software|outline">3.6 Add required service node software<text:tab/>8</text:a></text:p>
          <text:p text:style-name="P125"><text:a xlink:type="simple" xlink:href="#3.7.Define xCAT networks|outline">3.7 Define xCAT networks<text:tab/>9</text:a></text:p>
          <text:p text:style-name="P125"><text:a xlink:type="simple" xlink:href="#3.8. Create additional NIM network definitions (optional)  |outline">3.8 <text:s/>Create additional NIM network definitions (optional) <text:s/><text:tab/>10</text:a></text:p>
          <text:p text:style-name="P125"><text:a xlink:type="simple" xlink:href="#3.9.Define an xCAT “service” group|outline">3.9 Define an xCAT “service” group<text:tab/>11</text:a></text:p>
          <text:p text:style-name="P125"><text:a xlink:type="simple" xlink:href="#3.10. Include customization scripts |outline">3.10 <text:s/>Include customization scripts <text:tab/>11</text:a></text:p>
          <text:p text:style-name="P186"><text:a xlink:type="simple" xlink:href="#3.10.1. Add “servicnode” script for service nodes|outline">3.10.1 <text:s/>Add “servicnode” script for service nodes<text:tab/>12</text:a></text:p>
          <text:p text:style-name="P186"><text:a xlink:type="simple" xlink:href="#3.10.2.  Add NTP setup script (optional)|outline">3.10.2 <text:s text:c="2"/>Add NTP setup script (optional)<text:tab/>12</text:a></text:p>
          <text:p text:style-name="P186"><text:a xlink:type="simple" xlink:href="#3.10.3. Add secondary adapter configuration script|outline">3.10.3 <text:s/>Add secondary adapter configuration script<text:tab/>13</text:a></text:p>
          <text:p text:style-name="P125"><text:a xlink:type="simple" xlink:href="#3.11.Gather MAC information for the install adapters.|outline">3.11 Gather MAC information for the install adapters.<text:tab/>13</text:a></text:p>
          <text:p text:style-name="P125"><text:a xlink:type="simple" xlink:href="#3.12.Create NIM client &amp; group definitions|outline">3.12 Create NIM client &amp; group definitions<text:tab/>14</text:a></text:p>
          <text:p text:style-name="P125"><text:a xlink:type="simple" xlink:href="#3.13.Initialize the AIX/NIM  nodes|outline">3.13 Initialize the AIX/NIM <text:s/>nodes<text:tab/>15</text:a></text:p>
          <text:p text:style-name="P125"><text:a xlink:type="simple" xlink:href="#3.14. Open a remote console (optional)|outline">3.14 <text:s/>Open a remote console (optional)<text:tab/>15</text:a></text:p>
          <text:p text:style-name="P125"><text:a xlink:type="simple" xlink:href="#3.15.Initiate a network boot|outline">3.15 Initiate a network boot<text:tab/>16</text:a></text:p>
          <text:p text:style-name="P125"><text:a xlink:type="simple" xlink:href="#3.16.Verify the deployment|outline">3.16 Verify the deployment<text:tab/>16</text:a></text:p>
          <text:p text:style-name="P186"><text:a xlink:type="simple" xlink:href="#3.16.1. Retry and troubleshooting tips: |outline">3.16.1 <text:s/>Retry and troubleshooting tips: <text:tab/>16</text:a></text:p>
          <text:p text:style-name="P125"><text:a xlink:type="simple" xlink:href="#3.17. Configure additional adapters on the service nodes (optional)|outline">3.17 <text:s/>Configure additional adapters on the service nodes (optional)<text:tab/>17</text:a></text:p>
          <text:p text:style-name="P125"><text:a xlink:type="simple" xlink:href="#3.18.Verify Service Node configuration|outline">3.18 Verify Service Node configuration<text:tab/>17</text:a></text:p>
          <text:p text:style-name="P124"><text:a xlink:type="simple" xlink:href="#4.Install the cluster nodes|outline">4.0 Install the cluster nodes<text:tab/>18</text:a></text:p>
          <text:p text:style-name="P125"><text:a xlink:type="simple" xlink:href="#4.1.Create a diskless image|outline">4.1 Create a diskless image<text:tab/>18</text:a></text:p>
          <text:p text:style-name="P125"><text:a xlink:type="simple" xlink:href="#4.2.Update the SPOT |outline">4.2 Update the SPOT <text:tab/>19</text:a></text:p>
          <text:p text:style-name="P186"><text:a xlink:type="simple" xlink:href="#4.2.1.Updating a SPOT with SSH software|outline">4.2.1 Updating a SPOT with SSH software<text:tab/>19</text:a></text:p>
          <text:p text:style-name="P125"><text:a xlink:type="simple" xlink:href="#4.3.Define xCAT networks|outline">4.3 Define xCAT networks<text:tab/>21</text:a></text:p>
          <text:p text:style-name="P125"><text:a xlink:type="simple" xlink:href="#4.4.Define the LPARs currently managed by the HMC|outline">4.4 Define the LPARs currently managed by the HMC<text:tab/>21</text:a></text:p>
          <text:p text:style-name="P125"><text:a xlink:type="simple" xlink:href="#4.5.Create and define additional logical partitions (optional)|outline">4.5 Create and define additional logical partitions (optional)<text:tab/>22</text:a></text:p>
          <text:p text:style-name="P125"><text:a xlink:type="simple" xlink:href="#4.6.Gather MAC information for the node boot adapters.|outline">4.6 Gather MAC information for the node boot adapters.<text:tab/>22</text:a></text:p>
          <text:p text:style-name="P125"><text:a xlink:type="simple" xlink:href="#4.7.Define xCAT groups (optional)|outline">4.7 Define xCAT groups (optional)<text:tab/>23</text:a></text:p>
          <text:p text:style-name="P125"><text:a xlink:type="simple" xlink:href="#4.8. Add IP addresses and hostnames to /etc/hosts|outline">4.8 <text:s/>Add IP addresses and hostnames to /etc/hosts<text:tab/>24</text:a></text:p>
          <text:p text:style-name="P125"><text:a xlink:type="simple" xlink:href="#4.9.Verify the node definitions|outline">4.9 Verify the node definitions<text:tab/>24</text:a></text:p>
          <text:p text:style-name="P125"><text:a xlink:type="simple" xlink:href="#4.10.Set up post boot scripts (optional)|outline">4.10 Set up post boot scripts (optional)<text:tab/>25</text:a></text:p>
          <text:p text:style-name="P125"><text:a xlink:type="simple" xlink:href="#4.11. Initialize the AIX/NIM diskless nodes|outline">4.11 <text:s/>Initialize the AIX/NIM diskless nodes<text:tab/>25</text:a></text:p>
          <text:p text:style-name="P186"><text:a xlink:type="simple" xlink:href="#4.11.1.Verifying the node initialization before booting (optional)|outline">4.11.1 Verifying the node initialization before booting (optional)<text:tab/>26</text:a></text:p>
          <text:p text:style-name="P125"><text:a xlink:type="simple" xlink:href="#4.12.Open a remote console (optional)|outline">4.12 Open a remote console (optional)<text:tab/>26</text:a></text:p>
          <text:p text:style-name="P125"><text:soft-page-break/><text:a xlink:type="simple" xlink:href="#4.13.Initiate a network boot|outline">4.13 Initiate a network boot<text:tab/>26</text:a></text:p>
          <text:p text:style-name="P125"><text:a xlink:type="simple" xlink:href="#4.14.Verify the deployment|outline">4.14 Verify the deployment<text:tab/>27</text:a></text:p>
          <text:p text:style-name="P124"><text:a xlink:type="simple" xlink:href="#5. Cleanup|outline">5.0 <text:s/>Cleanup<text:tab/>27</text:a></text:p>
          <text:p text:style-name="P125"><text:a xlink:type="simple" xlink:href="#5.1.Removing NIM machine definitions|outline">5.1 Removing NIM machine definitions<text:tab/>28</text:a></text:p>
          <text:p text:style-name="P125"><text:a xlink:type="simple" xlink:href="#5.2.Removing NIM resources |outline">5.2 Removing NIM resources <text:tab/>28</text:a></text:p>
          <text:p text:style-name="P124"><text:a xlink:type="simple" xlink:href="#6.Contents of xCAT installp bundle files|outline">6.0 Contents of xCAT installp bundle files<text:tab/>28</text:a></text:p>
          <text:p text:style-name="P125"><text:a xlink:type="simple" xlink:href="#6.1. xCATaixSN.bnd|outline">6.1 <text:s/>xCATaixSN.bnd<text:tab/>29</text:a></text:p>
          <text:p text:style-name="P125"><text:a xlink:type="simple" xlink:href="#6.2. xCATaixSSL.bnd|outline">6.2 <text:s/>xCATaixSSL.bnd<text:tab/>29</text:a></text:p>
          <text:p text:style-name="P125"><text:a xlink:type="simple" xlink:href="#6.3.xCATaixSSH.bnd|outline">6.3 xCATaixSSH.bnd<text:tab/>30</text:a></text:p>
        </text:index-body>
      </text:table-of-content>
      <text:p text:style-name="P1"/>
      <text:h text:style-name="Heading_20_1" text:outline-level="1">Overview</text:h>
      <text:p text:style-name="Standard"/>
      <text:p text:style-name="P6">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3"><text:soft-page-break/></text:p>
      <text:p text:style-name="P14">This document <text:s/>describes the process for setting up AIX service nodes and using them to deploy cluster nodes. <text:s/>The cluster nodes will be System p logical partitions.</text:p>
      <text:p text:style-name="P14"/>
      <text:p text:style-name="P93">AIX service nodes must be diskfull systems. <text:s/>Diskless xCAT service nodes are not currently supported for AIX. <text:s/></text:p>
      <text:p text:style-name="P93"/>
      <text:p text:style-name="P3">In the process described below t<text:span text:style-name="T33">he service nodes will be deployed using a standard AIX/NIM “rte” network installation. <text:s/>If you are using multiple service nodes you may want to consider creating a “golden” </text:span><text:span text:style-name="T24">mksysb</text:span><text:span text:style-name="T33"> image that you can use as a common image for all the service nodes. <text:s/>See the xCAT document named “</text:span><text:span text:style-name="T34">Cloning AIX nodes (using an AIX mksysb image)</text:span><text:span text:style-name="T33">” <text:s/>for more information on using </text:span><text:span text:style-name="T24">mksysb</text:span><text:span text:style-name="T33"> images. (</text:span><text:a xlink:type="simple" xlink:href="http://xcat.svn.sourceforge.net/viewvc/xcat/xcat-core/trunk/xCAT-client/share/doc/xCAT2onAIXmksysb.pdf"><text:span text:style-name="T57">http://xcat.svn.sourceforge.net/viewvc/xcat/xcat-core/trunk/xCAT-client/</text:span></text:a><text:a xlink:type="simple" xlink:href="http://xcat.svn.sourceforge.net/svnroot/xcat/xcat-core/trunk/xCAT-client/share/doc/xCAT2onAIXmksysb.pdf"><text:span text:style-name="T55">share/doc/xCAT2onAIXmksysb.pdf</text:span></text:a><text:span text:style-name="T33">) </text:span></text:p>
      <text:p text:style-name="P94"/>
      <text:p text:style-name="P94">In this document <text:s/>it is assumed that the cluster nodes will be diskless. <text:s text:c="2"/>The cluster nodes will be deployed using a common diskless image. <text:s/>It is also possible to deploy the cluster nodes using “rte” or “mksysb” type installs.</text:p>
      <text:p text:style-name="P94"/>
      <text:p text:style-name="P92"><text:span text:style-name="T33">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51">http://xcat.svn.sourceforge.net/viewvc/xcat/xcat-core/trunk/xCAT-client/share/doc/xCAT2onAIX.pdf</text:span></text:a><text:span text:style-name="T51">)</text:span></text:p>
      <text:p text:style-name="P5"/>
      <text:p text:style-name="P88"><text:span text:style-name="T33">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3"> command if desired.</text:span></text:p>
      <text:p text:style-name="P90">When defining the LPARs there are a couple things to keep in mind that may help with the rest of the cluster deployment.</text:p>
      <text:list text:style-name="L1">
        <text:list-item>
          <text:p text:style-name="P176"><text:span text:style-name="T33">When configuring an LPAR it would be advisable to use the host name you will want to use for the node as the LPAR name. <text:s text:c="2"/>When you run the xCAT </text:span><text:span text:style-name="T24">rscan</text:span><text:span text:style-name="T33"> command in the process described below the default host name used for the node definitions will be the LPAR names.</text:span></text:p>
        </text:list-item>
        <text:list-item>
          <text:p text:style-name="P177">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0"/>
      <text:h text:style-name="P47"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11"><text:a xlink:type="simple" xlink:href="http://xcat.svn.sourceforge.net/viewvc/xcat/xcat-core/trunk/xCAT-client/share/doc/xCAT2.SetupMySQL.pdf"><text:span text:style-name="T56">http://xcat.svn.sourceforge.net/viewvc/xcat/xcat-core/trunk/xCAT-client/share/doc/xCAT2.SetupMySQL.pdf</text:span></text:a></text:p>
      <text:p text:style-name="P11"/>
      <text:p text:style-name="P12">Note: <text:s/>Make sure you add MySQL access for each of your service nodes.</text:p>
      <text:h text:style-name="Heading_20_1" text:outline-level="1">Install the Service Nodes</text:h>
      <text:h text:style-name="Heading_20_2" text:outline-level="2">Define the HMCs as xCAT nodes</text:h>
      <text:p text:style-name="P50">The xCAT hardware control support requires that the hardware control point for the nodes also be defined as a cluster node.</text:p>
      <text:p text:style-name="P50">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8">must be set</text:span>.</text:p>
      <text:p text:style-name="P82">mkdef –t node –o hmc01 groups=”all” <text:s/>nodetype=hmc <text:s/>mgt=hmc <text:s/><text:tab/>username=hscroot <text:s/>password=abc123</text:p>
      <text:h text:style-name="Heading_20_2" text:outline-level="2">Discover the LPARs managed by the HMCs</text:h>
      <text:p text:style-name="P50">This step assumes that the partitions are already created using the standard HMC interfaces. <text:s/></text:p>
      <text:p text:style-name="P5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50">To write the stanza format output of <text:span text:style-name="T1">rscan</text:span> to a file called “<text:span text:style-name="T4">mystanzafile”</text:span> run the following command.</text:p>
      <text:p text:style-name="P50"><text:tab/><text:span text:style-name="T7">rscan –z hmc01 &gt; mystanzafile</text:span></text:p>
      <text:p text:style-name="P50">The file will contain stanzas for all the LPARs that have been configured as well as some additional information that must also be defined in the xCAT database. <text:s/>It is not necessary to modify the non-LPAR stanzas in any way.</text:p>
      <text:p text:style-name="P50">This file can then be checked and modified as needed. <text:s/>For example you may need to add a different name for the node definition or add additional attributes and values.</text:p>
      <text:p text:style-name="P50"><text:soft-page-break/>Since we are using service nodes there are several values that <text:span text:style-name="T19">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7">(If you have many nodes it would be easier to do this later.)</text:span></text:p>
      <text:p text:style-name="P52">For service nodes:</text:p>
      <text:list text:style-name="L2">
        <text:list-item>
          <text:p text:style-name="P105">Add “service” to the “groups” attribute of all the service nodes. </text:p>
        </text:list-item>
        <text:list-item>
          <text:p text:style-name="P105">The “setupnameserver” attribute of the service nodes must be explicitly set to “yes” or “no”. (Ex. “setupnameserver=no”)</text:p>
        </text:list-item>
      </text:list>
      <text:p text:style-name="P51">For non-service nodes:</text:p>
      <text:list text:style-name="L2">
        <text:list-item text:start-value="1">
          <text:p text:style-name="P107"><text:span text:style-name="T17">Add the name of the service node for a node to the node definition.</text:span> <text:s/>(Ex. “servicenode=xcatSN01”) <text:s text:c="3"/>This is the name of the service node as it is known by the management node.</text:p>
        </text:list-item>
        <text:list-item>
          <text:p text:style-name="P107"><text:span text:style-name="T17">Set the “xcatmaster” attribute.</text:span> <text:s/>This must be the name of the service node as it is known by the node. <text:s/>This may or may not be the same value as the “servicenode “ attribute.</text:p>
        </text:list-item>
      </text:list>
      <text:p text:style-name="P50"><text:span text:style-name="T2">Note: </text:span>if the “servicenode” and “xcatmaster” values are not set then xCAT will default to use the value of the “master” attribute in the xCAT “site” definition.</text:p>
      <text:p text:style-name="P50">The updated stanzas might look something like the following. <text:s/><text:span text:style-name="T20"><text:s/></text:span></text:p>
      <text:p text:style-name="P75"/>
      <text:p text:style-name="P75">cl2sn01:</text:p>
      <text:p text:style-name="P75"><text:s text:c="8"/>objtype=node</text:p>
      <text:p text:style-name="P75"><text:s text:c="8"/>nodetype=lpar,osi</text:p>
      <text:p text:style-name="P72"><text:span text:style-name="T44"><text:s text:c="8"/></text:span><text:span text:style-name="T45">id=9</text:span></text:p>
      <text:p text:style-name="P75"><text:s text:c="8"/>hcp=hmc01</text:p>
      <text:p text:style-name="P75"><text:s text:c="8"/>pprofile=lpar9</text:p>
      <text:p text:style-name="P75"><text:s text:c="8"/>parent=Server-9117-MMA-SN10F6F3D</text:p>
      <text:p text:style-name="P75"><text:s text:c="8"/><text:span text:style-name="T2">groups=all,service</text:span></text:p>
      <text:p text:style-name="P76"><text:s text:c="8"/>setupnameserver=no</text:p>
      <text:p text:style-name="P72"><text:span text:style-name="T44"><text:s text:c="8"/></text:span><text:span text:style-name="T45">mgt=hmc</text:span></text:p>
      <text:p text:style-name="P73"/>
      <text:p text:style-name="P73">cl2cn27:</text:p>
      <text:p text:style-name="P73"><text:s text:c="8"/>objtype=node</text:p>
      <text:p text:style-name="P73"><text:s text:c="8"/>nodetype=lpar,osi</text:p>
      <text:p text:style-name="P73"><text:s text:c="8"/>s<text:span text:style-name="T2">ervicenode=cl2sn01 <text:s text:c="10"/># <text:s/>name of service node as known by the <text:tab/><text:tab/><text:tab/><text:tab/><text:tab/><text:tab/>#management node</text:span></text:p>
      <text:p text:style-name="P74"><text:s text:c="8"/>xcatmaster=cl2sn01-en1 <text:s text:c="4"/># name of the service node as known by the <text:tab/><text:tab/><text:tab/><text:tab/><text:tab/>#node</text:p>
      <text:p text:style-name="P72"><text:span text:style-name="T45"><text:s text:c="8"/></text:span><text:span text:style-name="T44">id=7</text:span></text:p>
      <text:p text:style-name="P75"><text:s text:c="8"/>hcp=hmc01</text:p>
      <text:p text:style-name="P75"><text:s text:c="8"/>pprofile=lpar6</text:p>
      <text:p text:style-name="P75"><text:s text:c="8"/>parent=Server-9117-MMA-SN10F6F3D</text:p>
      <text:p text:style-name="P75"><text:s text:c="8"/>groups=all</text:p>
      <text:p text:style-name="P75"><text:s text:c="8"/>mgt=hmc</text:p>
      <text:p text:style-name="P75"/>
      <text:p text:style-name="P72"><text:span text:style-name="T44">Server-9117-MMA-SN10F6F3D</text:span><text:span text:style-name="T45">:</text:span></text:p>
      <text:p text:style-name="P73"><text:s text:c="8"/>objtype=node</text:p>
      <text:p text:style-name="P73"><text:s text:c="8"/>nodetype=fsp</text:p>
      <text:p text:style-name="P72"><text:span text:style-name="T45"><text:s text:c="8"/></text:span><text:span text:style-name="T44">id=5</text:span></text:p>
      <text:p text:style-name="P75"><text:soft-page-break/><text:s text:c="8"/>model=9118-575</text:p>
      <text:p text:style-name="P75"><text:s text:c="8"/>serial=02013EB</text:p>
      <text:p text:style-name="P75"><text:s text:c="8"/>hcp=hmc01</text:p>
      <text:p text:style-name="P75"><text:s text:c="8"/>pprofile=</text:p>
      <text:p text:style-name="P75"><text:s text:c="8"/>parent=Server-9458-10099201WM_A</text:p>
      <text:p text:style-name="P75"><text:s text:c="8"/>groups=fsp,all</text:p>
      <text:p text:style-name="P75"><text:s text:c="8"/>mgt=hmc</text:p>
      <text:p text:style-name="P55"/>
      <text:p text:style-name="P5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85">The information gathered by the <text:span text:style-name="T1">rscan </text:span>command can be used to create xCAT node definitions. <text:s/></text:p>
          <text:p text:style-name="P85"/>
          <text:p text:style-name="P85">Since we have put all the node information in a stanza file we can now pass the contents of the file to the <text:span text:style-name="T1">mkdef</text:span> command to add the definitions to the database.</text:p>
          <text:p text:style-name="P85">The stanza file will include any LPARs that were already created so it may include nodes other than just the service nodes.</text:p>
          <text:p text:style-name="P85"/>
          <text:p text:style-name="P85"><text:tab/><text:span text:style-name="T13">cat mystanzafile | mkdef –z</text:span></text:p>
        </text:list-header>
      </text:list>
      <text:p text:style-name="P18">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8">Make sure the node attributes required for service nodes support are set as mentioned in the previous step. <text:s/>For example to set the required attributes for service node “cl2sn01” you could run the following.</text:p>
      <text:p text:style-name="P70">chdef -t node -o cl2sn01 -p groups=service <text:s/>setupnameserver=no</text:p>
      <text:h text:style-name="Heading_20_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8">(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P21"><text:soft-page-break/>Use the xCAT <text:span text:style-name="T2">mknimimage</text:span> command to create an xCAT <text:span text:style-name="T5">osimage</text:span> definition as well as the required NIM installation resources.</text:p>
      <text:p text:style-name="P21">An xCAT <text:span text:style-name="T5">osimage</text:span> definition is used to keep track of a unique operating system image and how it will be deployed. <text:s/></text:p>
      <text:p text:style-name="P21">In order to use NIM to perform a remote network boot of a cluster node the NIM software must be installed, <text:s/>NIM must be configured, and some basic NIM resources must be created.</text:p>
      <text:p text:style-name="P21">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1"><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1">By default, the <text:span text:style-name="T2">mknimimage</text:span> command will create the NIM resources in subdirectories of <text:s/>/install. <text:s text:c="2"/>Some of the NIM resources are quite large (1-2G) so it may be necessary to increase the file size limit. </text:p>
      <text:p text:style-name="P21">For example, to set the file size limit to “unlimited” for the user “root” you could run the following command.</text:p>
      <text:p text:style-name="P21"><text:tab/><text:span text:style-name="T6">/usr/bin/chuser fsize=-1 root</text:span></text:p>
      <text:p text:style-name="P21">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1">”). </text:span></text:p>
      <text:p text:style-name="P21">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1">For example, <text:s/>to create an <text:span text:style-name="T5">osimage</text:span> named “610SNimage” using the images contained in the <text:span text:style-name="T5">/myimages</text:span> directory you could issue the following command.</text:p>
      <text:p text:style-name="P21"><text:tab/><text:span text:style-name="T6">mknimimage -s /myimages 610SNimage</text:span></text:p>
      <text:p text:style-name="P23">(Creating the NIM resources could take a while!)</text:p>
      <text:p text:style-name="P23"><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1">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1">For example:</text:p>
      <text:p text:style-name="P21"><text:soft-page-break/><text:tab/><text:span text:style-name="T8">mknimimage -s /dev/cd0 610SNimage resolv_conf=my_resolv_conf</text:span></text:p>
      <text:p text:style-name="P21"><text:span text:style-name="T2">Any additional NIM resources specified on the command line must be previously created using NIM interfaces. </text:span><text:s/>(Which means NIM must already have been configured previously. )</text:p>
      <text:p text:style-name="P21"><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1">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1">”), except for the SPOT name. <text:s/>The default name for the SPOT resource will be the same as the </text:span><text:span text:style-name="T5">osimage</text:span><text:span text:style-name="T21"> name.</text:span></text:p>
      <text:p text:style-name="P4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9">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9">You can list NIM resource definitions using the AIX <text:span text:style-name="T2">lsnim</text:span> command. For example, if the name of your SPOT resource is "<text:span text:style-name="T5">610SNimage</text:span>" then you could get the details by running: <text:s text:c="2"/></text:p>
      <text:p text:style-name="P49"><text:tab/><text:span text:style-name="T11">lsnim -l 610SNimage</text:span></text:p>
      <text:p text:style-name="P49">To see the actual contents of a NIM resource use "<text:span text:style-name="T5">nim -o showres &lt;resource name&gt;</text:span>". <text:s/>For example, to get a list of the software installed in your SPOT you could run:</text:p>
      <text:p text:style-name="P49"><text:s text:c="8"/><text:tab/><text:span text:style-name="T12">nim -o showres <text:s/>610SNimage</text:span></text:p>
      <text:p text:style-name="P4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101">The NIM command will find the correct directories and update the lpp_source resource.</text:p>
      <text:p text:style-name="P101">To get this additional software installed we need a way to tell NIM to include it. <text:s/>To facilitate this, xCAT provides two AIX installp bundle files. <text:s text:c="2"/>The files are included in the <text:s/>core-aix-&lt;version&gt;.tar.gz file.</text:p>
      <text:p text:style-name="P101">To use the bundle files you need to define them as NIM resources and add them to the xCAT <text:span text:style-name="T5">osimage</text:span> definition.</text:p>
      <text:p text:style-name="Text_20_body">Copy the bundle files ( <text:span text:style-name="T51">xCATaixSN.bnd and xCATaixSSH.bnd) to a location where they can be defined as a NIM resource, for example “/install/nim/installp_bundle”.</text:span></text:p>
      <text:p text:style-name="Text_20_body"><text:span text:style-name="T53">Note: </text:span><text:span text:style-name="T51">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5">xCATaixSN.bnd file or use the <text:s/>xCATaixSN2.bnd file.</text:span></text:p>
      <text:p text:style-name="P100">To define the NIM resources you can run the following commands.<text:tab/></text:p>
      <text:p text:style-name="P67">nim -o define -t installp_bundle -a server=master -a location= <text:tab/>/install/nim/installp_bundle/xCATaixSN.bnd <text:s/>xCATaixSN</text:p>
      <text:p text:style-name="P67">nim -o define -t installp_bundle -a server=master -a location= <text:tab/>/install/nim/installp_bundle/xCATaixSSH.bnd <text:s/>xCATaixSSH</text:p>
      <text:p text:style-name="P37">To add these bundle resources to your xCAT osimage definition run:</text:p>
      <text:p text:style-name="P23"><text:span text:style-name="T51"><text:tab/></text:span><text:span text:style-name="T52">chdef -t osimage -o <text:s/></text:span><text:span text:style-name="T54">610SNimage <text:tab/><text:tab/><text:tab/><text:tab/><text:tab/><text:tab/><text:tab/><text:tab/>installp_bundle=”</text:span><text:span text:style-name="T52">xCATaixSN,xCATaixSSH”</text:span></text:p>
      <text:p text:style-name="P21">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21">Create an xCAT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57"/>
      <text:p text:style-name="P11"><text:soft-page-break/>In our example we will assume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2">mkdef -t network -o net1 net=9.114.0.0 mask=255.255.255.224 <text:tab/><text:tab/><text:tab/><text:tab/>gateway=9.114.113.254</text:span></text:p>
      <text:p text:style-name="P78"><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9">For the processs described in this document we are assuming that the xCAT management node and the LPARs are all on the same network. <text:s/></text:p>
      <text:p text:style-name="P41">However, depending on your specific situation, you may need to create additional NIM network and route definitions. </text:p>
      <text:p text:style-name="P4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1">The following is an example of how to define a new NIM network using the NIM command line interface. <text:s/></text:p>
      <text:p text:style-name="P43">Step 1</text:p>
      <text:p text:style-name="P41">Create a NIM network definition. <text:s/>Assume the NIM name for the new network is “clstr_net”, the network address is “10.0.0.0”, the network mask is “255.0.0.0”, and the default gateway is “10.0.0.247”.</text:p>
      <text:p text:style-name="P81">nim -o define -t ent -a net_addr=10.0.0.0 -a snm=255.0.0.0 -a <text:tab/>routing1='default 10.0.0.247' clstr_net</text:p>
      <text:p text:style-name="P43">Step 2</text:p>
      <text:p text:style-name="P4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2"><text:tab/>nim -o change -a if2='clstr_net xcataixmn 0' -a cable_type2=N/A master</text:p>
      <text:p text:style-name="P45">Step 3</text:p>
      <text:p text:style-name="P44">Create routing information so that NIM knows how to get from one network to the other. <text:s text:c="2"/>Assume the next available routing index is “2”, and the IP address of the NIM master on the “master_net” network is “8.124.37.24”. <text:s text:c="2"/>Assume the IP address on the <text:soft-page-break/>NIM master on the “clstr_net” network is “ 10.0.0.241”. <text:s/>This command will set the route from “master_net” to “clstr_net” to be “ 10.0.0.241” <text:s/>and it will set the route from “clstr_net” to “master_net” to be “8.124.37.24”.</text:p>
      <text:p text:style-name="P42"><text:tab/>nim -o change -a routing2='master_net 10.0.0.241 8.124.37.24' <text:tab/><text:tab/><text:tab/>clstr_net</text:p>
      <text:p text:style-name="P43">Step 4</text:p>
      <text:p text:style-name="P101">Verify the definitions by running the following commands.</text:p>
      <text:p text:style-name="P65">lsnim -l master</text:p>
      <text:p text:style-name="P65">lsnim -l master_net</text:p>
      <text:p text:style-name="P65">lsnim -l clstr_net</text:p>
      <text:p text:style-name="P39"/>
      <text:p text:style-name="P39">See the NIM documentation for details on creating additional network and route definitions.<text:span text:style-name="T46"> <text:s/>(</text:span><text:span text:style-name="HTML_20_Cite"><text:span text:style-name="T50">IBM AIX Installation Guide and Reference</text:span></text:span><text:span text:style-name="T46">. </text:span><text:a xlink:type="simple" xlink:href="http://www-03.ibm.com/servers/aix/library/index.html"><text:span text:style-name="nobr"><text:span text:style-name="T46">http://www-03.ibm.com/servers/aix/library/index.html</text:span></text:span></text:a><text:span text:style-name="T46">)</text:span></text:p>
      <text:p text:style-name="P46"/>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85">There are two basic ways to create xCAT node groups. <text:s text:c="2"/>You can either set the “groups” attribute of the node definition or you can create a group directly. <text:s/></text:p>
        </text:list-header>
      </text:list>
      <text:p text:style-name="P102"/>
      <text:p text:style-name="P102">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85"/>
        </text:list-header>
      </text:list>
      <text:p text:style-name="P21"><text:tab/><text:span text:style-name="T10">chdef –t node -p –o sn01,sn02 groups=service </text:span></text:p>
      <text:p text:style-name="P21">The “-p” option specifies that “service” be added to any existing value for the “groups” attribute.</text:p>
      <text:list text:style-name="WW8Num2" text:continue-numbering="true">
        <text:list-header>
          <text:p text:style-name="P85">The second option would be to create a new group definition directly using the <text:span text:style-name="T1">mkdef</text:span> command as follows.</text:p>
          <text:p text:style-name="P85"/>
        </text:list-header>
      </text:list>
      <text:p text:style-name="P21"><text:tab/><text:span text:style-name="T10">mkdef –t group –o service members=”sn01,sn02”</text:span></text:p>
      <text:p text:style-name="P21">These two options will result in exactly the same definitions and attribute values being created.</text:p>
      <text:h text:style-name="Heading_20_2" text:outline-level="2"><text:span text:style-name="_20_Char"><text:span text:style-name="T23"><text:s/></text:span></text:span><text:span text:style-name="_20_Char"><text:span text:style-name="T42">Include customization scripts</text:span></text:span><text:span text:style-name="_20_Char"><text:span text:style-name="T43"> </text:span></text:span></text:h>
      <text:p text:style-name="P39"><text:span text:style-name="_20_Char"><text:span text:style-name="T23">xCAT supports the running of customization scripts on the nodes when they are installed. <text:s text:c="2"/></text:span></text:span></text:p>
      <text:p text:style-name="P39"><text:soft-page-break/><text:span text:style-name="_20_Char"><text:span text:style-name="T23">This support includes:</text:span></text:span></text:p>
      <text:list text:style-name="L3">
        <text:list-item>
          <text:p text:style-name="P178"><text:span text:style-name="_20_Char"><text:span text:style-name="T23">The running of a set of default customization scripts that are required by xCAT.</text:span></text:span></text:p>
          <text:p text:style-name="P109"><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78"><text:span text:style-name="_20_Char"><text:span text:style-name="T23">The optional running of customization scripts provided by xCAT.</text:span></text:span></text:p>
          <text:p text:style-name="P178"><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78"><text:span text:style-name="_20_Char"><text:span text:style-name="T23">The optional running of user-provided customization scripts.</text:span></text:span></text:p>
        </text:list-item>
      </text:list>
      <text:p text:style-name="P39"><text:span text:style-name="_20_Char"><text:span text:style-name="T23"><text:tab/>To have your script run on the nodes:</text:span></text:span></text:p>
      <text:list text:style-name="L4">
        <text:list-item>
          <text:p text:style-name="P182"><text:span text:style-name="_20_Char"><text:span text:style-name="T23">Put a copy of your script in /install/postscripts on the xCAT management node. <text:s/>(Make sure it is executable.)</text:span></text:span></text:p>
        </text:list-item>
        <text:list-item>
          <text:p text:style-name="P182"><text:span text:style-name="_20_Char"><text:span text:style-name="T24">When using service nodes make sure the postscripts are copied to the /install/postscripts directories on each service node.</text:span></text:span></text:p>
        </text:list-item>
        <text:list-item>
          <text:p text:style-name="P182"><text:span text:style-name="_20_Char"><text:span text:style-name="T23">Set the “postscripts” attribute of the node definition to include the comma separated list of the scripts that you want to be executed on the nodes. </text:span></text:span><text:span text:style-name="_20_Char"><text:span text:style-name="T29">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80"><text:span text:style-name="_20_Char"><text:span text:style-name="T23"><text:tab/><text:tab/></text:span></text:span><text:span text:style-name="_20_Char"><text:span text:style-name="T27">chdef -t node -o node01 -p postscripts=foo,bar</text:span></text:span></text:p>
      <text:p text:style-name="P80"><text:span text:style-name="_20_Char"><text:span text:style-name="T29"><text:tab/>(The “-p” means to add these to whatever is already set.)</text:span></text:span></text:p>
      <text:p text:style-name="P39"><text:span text:style-name="_20_Char"><text:span text:style-name="T31">Note: </text:span></text:span><text:span text:style-name="_20_Char"><text:span text:style-name="T32">The customization scripts are run during the boot process (out of /etc/inittab).</text:span></text:span></text:p>
      <text:h text:style-name="Heading_20_3" text:outline-level="3"><text:span text:style-name="_20_Char"><text:span text:style-name="T30"><text:s/>Add “servicnode” script for service nodes</text:span></text:span></text:h>
      <text:p text:style-name="P39"><text:span text:style-name="_20_Char"><text:span text:style-name="T30">You must add the “servicenode” script to the </text:span></text:span><text:span text:style-name="_20_Char"><text:span text:style-name="T26">postscripts</text:span></text:span><text:span text:style-name="_20_Char"><text:span text:style-name="T30"> attribute of all the service node definitions.</text:span></text:span><text:span text:style-name="_20_Char"><text:span text:style-name="T29"> <text:s/>To do this you could modify each node definition individually or you could simply modify the definition of the “service” group.</text:span></text:span></text:p>
      <text:p text:style-name="P39"><text:span text:style-name="_20_Char"><text:span text:style-name="T29">For example, to have the “servicenode” postscript run on all nodes in the group called “service” you could run the following command.</text:span></text:span></text:p>
      <text:p text:style-name="P39"><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1"><text:s text:c="2"/>Add NTP setup script (optional)</text:span></text:span></text:h>
      <text:p text:style-name="P8"/>
      <text:p text:style-name="P89">To have xCAT automatically set up ntp on the cluster nodes you must add the <text:span text:style-name="T2">setupntp</text:span> script to the list of postscripts that are run on the nodes. <text:s text:c="2"/></text:p>
      <text:p text:style-name="P89"><text:soft-page-break/>To do this you can either modify the “postscripts” attribute for each node individually or you can just modify the definition of a group that all the nodes belong to.</text:p>
      <text:p text:style-name="P89">For example, if all your nodes belong to the group “compute” then you could add <text:span text:style-name="T2">setupntp</text:span> to the group definition by running the following command.</text:p>
      <text:p text:style-name="P91"><text:tab/>chdef -p -t group -o compute postscripts=setupntp</text:p>
      <text:p text:style-name="P88"><text:span text:style-name="_20_Char"><text:span text:style-name="T32"/></text:span></text:p>
      <text:h text:style-name="Heading_20_3" text:outline-level="3"><text:span text:style-name="_20_Char"><text:span text:style-name="T32"><text:s/></text:span></text:span><text:span text:style-name="_20_Char"><text:span text:style-name="T41">Add secondary adapter configuration script</text:span></text:span></text:h>
      <text:p text:style-name="Standard"><text:span text:style-name="_20_Char"><text:span text:style-name="T38"/></text:span></text:p>
      <text:p text:style-name="Standard"><text:span text:style-name="_20_Char"><text:span text:style-name="T38">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8">attribute as mentioned above. <text:s/>Make sure your script is in the /install/postscripts directory and that it is executable.</text:span></text:span></text:p>
      <text:p text:style-name="Standard"><text:span text:style-name="_20_Char"><text:span text:style-name="T38"/></text:span></text:p>
      <text:p text:style-name="Standard"><text:span text:style-name="_20_Char"><text:span text:style-name="T38">If you wish to configure IB interfaces please refer to: “</text:span></text:span><text:span text:style-name="_20_Char"><text:span text:style-name="T39">xCAT 2 InfiniBand Support</text:span></text:span><text:span text:style-name="_20_Char"><text:span text:style-name="T40">” </text:span></text:span><text:a xlink:type="simple" xlink:href="http://xcat.svn.sourceforge.net/viewvc/xcat/xcat-core/trunk/xCAT-client/share/doc/xCAT2IBsupport.pdf"><text:span text:style-name="_20_Char"><text:span text:style-name="T68">http://xcat.svn.sourceforge.net/viewvc/xcat/xcat-core/trunk/xCAT-client/share/doc/xCAT2IBsupport.pdf</text:span></text:span></text:a><text:span text:style-name="_20_Char"><text:span text:style-name="T40"> </text:span></text:span></text:p>
      <text:p text:style-name="Standard"><text:span text:style-name="_20_Char"><text:span text:style-name="T38"/></text:span></text:p>
      <text:h text:style-name="Heading_20_2" text:outline-level="2">Gather MAC information for the install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here are multiple adapters the first one will be written to the database</text:span>. <text:s/></text:p>
      <text:p text:style-name="P18">The command can also be used to do a ping test on the adapter interfaces to determine which ones could be used to perform the network boot. <text:s/>I<text:span text:style-name="T17">n this case the first adapter that can be successfully used to ping the server will be written to the database.</text:span></text:p>
      <text:p text:style-name="P18">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18"><text:tab/> <text:span text:style-name="T6">makeconservercf</text:span></text:p>
      <text:p text:style-name="P18">Shut down all the nodes that you will be querying for MAC addresses.</text:p>
      <text:p text:style-name="P18"><text:tab/><text:span text:style-name="T6">rpower aixnodes off</text:span></text:p>
      <text:p text:style-name="P18"><text:soft-page-break/>To retrieve the MAC address for all the nodes in the group “<text:span text:style-name="T5">aixnodes</text:span>” and write the first adapter MAC to the xCAT database you could issue the following command.</text:p>
      <text:p text:style-name="P95"><text:tab/><text:span text:style-name="T7">getmacs aixnodes</text:span></text:p>
      <text:p text:style-name="P96">To display all adapter information but not write anything to the database.</text:p>
      <text:p text:style-name="P96"><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95"><text:tab/><text:span text:style-name="T6">getmacs -d aixnodes -S 10.14.0.2 -G 10.14.0.2 -C 10.14.0.4</text:span></text:p>
      <text:p text:style-name="P95">The output would be similar to the following.</text:p>
      <text:p text:style-name="P97">#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7">ent U9125.F2A.024C362-V6-C3-T1 fef9dfb7c603 /vdevice/l-lan@30000003 unsuccessful virtual</text:p>
      <text:p text:style-name="P98">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h text:style-name="P54" text:outline-level="2">Create NIM client &amp; group definitions</text:h>
      <text:p text:style-name="P10">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0"/>
      <text:p text:style-name="P10">To create NIM machine definitions for your service nodes you could run the following command. </text:p>
      <text:p text:style-name="P10"><text:s/></text:p>
      <text:p text:style-name="P87">xcat2nim -t node service</text:p>
      <text:p text:style-name="P86"/>
      <text:p text:style-name="P10">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7">NIM database</text:span>).</text:p>
      <text:p text:style-name="Text_20_body"><text:soft-page-break/></text:p>
      <text:p text:style-name="P15"><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5"><text:span text:style-name="_20_Char"/></text:p>
      <text:p text:style-name="P62">nimnodeset -i <text:s/><text:span text:style-name="T15">610SNimage </text:span>service</text:p>
      <text:p text:style-name="P15">To verify that you have allocated all the NIM resources that you need you can run the “<text:span text:style-name="T1">lsnim –l</text:span>” command. <text:s/>For example, to check the node “clstrn01” <text:s/>you could run the following command.</text:p>
      <text:p text:style-name="P16"/>
      <text:p text:style-name="P60">lsnim -l clstrn01</text:p>
      <text:p text:style-name="P22"><text:span text:style-name="_20_Char"><text:span text:style-name="T46">The command </text:span></text:span><text:span text:style-name="T46">will also set the “</text:span><text:span text:style-name="T49">profile</text:span><text:span text:style-name="_20_Char"><text:span text:style-name="T46">” attribute in the xCAT node definitions to “</text:span></text:span><text:span text:style-name="_20_Char"><text:span text:style-name="T49">610SNimage</text:span></text:span><text:span text:style-name="_20_Char"><text:span text:style-name="T46"> “. <text:s/>Once this attribute is set you can run the </text:span></text:span><text:span text:style-name="_20_Char"><text:span text:style-name="T48">nimnodeset</text:span></text:span><text:span text:style-name="_20_Char"><text:span text:style-name="T46"> command without the “-i” option.</text:span></text:span></text:p>
      <text:p text:style-name="Standard"><text:span text:style-name="_20_Char"><text:span text:style-name="T22">Note</text:span></text:span><text:span text:style-name="_20_Char"><text:span text:style-name="T21">: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1">, </text:span></text:span><text:span text:style-name="_20_Char"><text:span text:style-name="T5">/etc/exports</text:span></text:span><text:span text:style-name="_20_Char"><text:span text:style-name="T21">, <text:s/>and the node “info” file in the </text:span></text:span><text:span text:style-name="_20_Char"><text:span text:style-name="T5">/tftpboot</text:span></text:span><text:span text:style-name="_20_Char"><text:span text:style-name="T21"> directory.</text:span></text:span></text:p>
      <text:p text:style-name="P26"/>
      <text:h text:style-name="Heading_20_2" text:outline-level="2"><text:s/>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84"><text:tab/><text:tab/>To configure conserver run:</text:p>
      <text:p text:style-name="P61"><text:span text:style-name="T2">makeconservercf </text:span><text:s text:c="3"/></text:p>
      <text:p text:style-name="P21">To start a console:</text:p>
      <text:p text:style-name="P63">rcons node01</text:p>
      <text:p text:style-name="P24">Note: <text:s/>You must always run makeconservercf after you define new cluster nodes.</text:p>
      <text:h text:style-name="Heading_20_2" text:outline-level="2"><text:soft-page-break/>Initiate a network boot</text:h>
      <text:p text:style-name="P18">Initiate a remote network boot request using the xCAT <text:span text:style-name="T2">rnetboot</text:span> command. <text:s/>For example, to initiate a network boot of all nodes in the group “<text:span text:style-name="T5">service</text:span>” you could issue the following command.</text:p>
      <text:p text:style-name="P68">rnetboot <text:s/>service</text:p>
      <text:p text:style-name="P19"><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9">chdef -t site -o clustersite ppctimeout=180</text:p>
      <text:h text:style-name="Heading_20_2" text:outline-level="2">Verify the deployment</text:h>
      <text:list text:style-name="WW8Num33">
        <text:list-header>
          <text:p text:style-name="P126"/>
        </text:list-header>
      </text:list>
      <text:list text:style-name="WW8Num33">
        <text:list-item text:start-value="1">
          <text:p text:style-name="P135">If you opened a remote console using <text:span text:style-name="T2">rcons</text:span> you can watch the progress of the installation.</text:p>
        </text:list-item>
        <text:list-item>
          <text:p text:style-name="P139">For p6 lpars, it may be helpful to bring up the HMC web interface in a browser and watch the lpar status and reference codes as the node boots.</text:p>
        </text:list-item>
        <text:list-item>
          <text:p text:style-name="P135">You can use the AIX <text:span text:style-name="kwd"><text:span text:style-name="T1">lsnim</text:span></text:span> command to see the state of the NIM installation for a particular node, by running the following command on the NIM master: </text:p>
          <text:p text:style-name="P127"><text:span text:style-name="T10">lsnim -l &lt;</text:span><text:span text:style-name="var"><text:span text:style-name="T10">clientname&gt;</text:span></text:span></text:p>
        </text:list-item>
        <text:list-item>
          <text:p text:style-name="P135"><text:span text:style-name="var"><text:span text:style-name="T16">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text:style-name="L5">
        <text:list-item>
          <text:p text:style-name="P133"><text:span text:style-name="var"><text:span text:style-name="T16">If a node did not boot up:</text:span></text:span></text:p>
        </text:list-item>
      </text:list>
      <text:list text:style-name="L6">
        <text:list-item>
          <text:p text:style-name="P140"><text:span text:style-name="var"><text:span text:style-name="T16">Verify network connections. Try a ping test using the HMC console.</text:span></text:span></text:p>
        </text:list-item>
        <text:list-item>
          <text:p text:style-name="P140">For bootp, check /etc/bootptab to make sure an entry exists for the node.</text:p>
          <text:p text:style-name="P185">For dhcp, check <text:span text:style-name="T47">/var/lib/dhcp/db/dhcpd.leases to make sure an entry exists for the node</text:span></text:p>
        </text:list-item>
        <text:list-item>
          <text:p text:style-name="P140">Verify that the information in /tftpboot/&lt;node&gt;.info is correct.</text:p>
        </text:list-item>
        <text:list-item>
          <text:p text:style-name="P140">Stop and restart inetd:</text:p>
        </text:list-item>
      </text:list>
      <text:p text:style-name="P110">stopsrc -s inetd</text:p>
      <text:list text:style-name="L7">
        <text:list-header>
          <text:p text:style-name="P120">startsrc -s inetd</text:p>
        </text:list-header>
        <text:list-item>
          <text:p text:style-name="P121">Stop and restart tftp:</text:p>
        </text:list-item>
      </text:list>
      <text:p text:style-name="P110">stopsrc -s tftpd</text:p>
      <text:p text:style-name="P13"><text:tab/><text:tab/><text:tab/>startsrc -s tftpd</text:p>
      <text:list text:style-name="L8">
        <text:list-item>
          <text:p text:style-name="P144">Verify NFS is running properly and mounts can be performed with this NFS server:</text:p>
        </text:list-item>
      </text:list>
      <text:list text:style-name="L9">
        <text:list-item text:start-value="1">
          <text:p text:style-name="P153">View /etc/exports for correct mount information. <text:s/></text:p>
        </text:list-item>
        <text:list-item>
          <text:p text:style-name="P153">Run the <text:span text:style-name="T2">showmount</text:span> and <text:span text:style-name="T2">exportfs</text:span> commands. </text:p>
        </text:list-item>
        <text:list-item>
          <text:p text:style-name="P153">Stop and restart the NFS and related daemons:</text:p>
        </text:list-item>
      </text:list>
      <text:p text:style-name="P116">stopsrc -g nfs</text:p>
      <text:p text:style-name="P116"><text:soft-page-break/>startsrc -g nfs</text:p>
      <text:list text:style-name="L9">
        <text:list-item text:start-value="1">
          <text:p text:style-name="P153"><text:span text:style-name="var"><text:span text:style-name="T16">Attempt to mount a filesystem from another system on the network.</text:span></text:span></text:p>
        </text:list-item>
        <text:list-item>
          <text:p text:style-name="P151"><text:s/>You may need to reset the NIM client definition and start over.</text:p>
        </text:list-item>
      </text:list>
      <text:p text:style-name="P59">nim -Fo reset node01</text:p>
      <text:p text:style-name="P58"><text:span text:style-name="var"><text:span text:style-name="T14">nim -o deallocate -a subclass=all node01</text:span></text:span></text:p>
      <text:p text:style-name="P58"><text:span text:style-name="var"><text:span text:style-name="T11"/></text:span></text:p>
      <text:list text:style-name="L5">
        <text:list-item text:start-value="1">
          <text:p text:style-name="P133"><text:span text:style-name="var"><text:span text:style-name="T16">If the node booted but one or more customization scripts did not run correctly:</text:span></text:span></text:p>
        </text:list-item>
        <text:list-item>
          <text:p text:style-name="P145"><text:span text:style-name="var"><text:span text:style-name="T16">You can check the /var/log/messages file on the management node and the var/log/xcat/xcat.log file on the node (if it is up) to see if any error messages were produced during the installation.</text:span></text:span></text:p>
        </text:list-item>
        <text:list-item>
          <text:p text:style-name="P145">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3">xCAT 2 InfiniBand Support</text:span><text:span text:style-name="T61">” </text:span><text:a xlink:type="simple" xlink:href="http://xcat.svn.sourceforge.net/viewvc/xcat/xcat-core/trunk/xCAT-client/share/doc/xCAT2IBsupport.pdf"><text:span text:style-name="T62">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0">
        <text:list-item>
          <text:p text:style-name="P167">Check if NIM has been installed and configured by running “<text:span text:style-name="T2">lsnim</text:span>” or some other basic NIM command on the service node.</text:p>
        </text:list-item>
        <text:list-item>
          <text:p text:style-name="P167"><text:soft-page-break/>Check to see if all the additional software has been installed. <text:s/>For example, Run “<text:span text:style-name="T2">rpm -qa</text:span>” to see if the xCAT and dependency software is installed.</text:p>
        </text:list-item>
        <text:list-item>
          <text:p text:style-name="P167">Try running some xCAT commands such as “<text:span text:style-name="T2">lsdef -a”</text:span><text:span text:style-name="T67">to see if the xcatd daemon is running and if data can be retrieved from the xCAT database on the management node.</text:span></text:p>
        </text:list-item>
        <text:list-item>
          <text:p text:style-name="P170">If using SSH for your remote shell try to <text:span text:style-name="T2">ssh</text:span> to the service nodes from the management node.</text:p>
        </text:list-item>
        <text:list-item>
          <text:p text:style-name="P170">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1">In order to boot a diskless AIX node using xCAT and NIM you must create an xCAT <text:span text:style-name="T5">osimage</text:span> definition as well as several NIM resources.</text:p>
      <text:p text:style-name="P21">You can use the xCAT <text:span text:style-name="T2">mknimimage</text:span> command to automate this process.</text:p>
      <text:p text:style-name="P21"><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ext:p>
      <text:p text:style-name="P21"><text:span text:style-name="T21">When you run the command you must provide a source for the installable images. <text:s/>This could be the AIX product media, a directory containing the AIX images, <text:s/>or the name of an existing NIM </text:span><text:span text:style-name="T5">lpp_source</text:span><text:span text:style-name="T21"> resource. <text:s/>You must also provide a name for the </text:span><text:span text:style-name="T5">osimage</text:span><text:span text:style-name="T21"> you wish to create. <text:s/>This name will be used for the NIM SPOT resource that </text:span><text:span text:style-name="T21">is created as well as the name of the xCAT </text:span><text:span text:style-name="T5">osimage</text:span><text:span text:style-name="T21"> definition. The naming convention for the other NIM resources that are created is the </text:span><text:span text:style-name="T5">osimage</text:span><text:span text:style-name="T21"> name followed by the NIM resource type, (ex. “ </text:span><text:span text:style-name="T5">61cosi_lpp_source</text:span><text:span text:style-name="T21">”). </text:span></text:p>
      <text:p text:style-name="P21">For example, to create a diskless image called “<text:span text:style-name="T5">61cosi</text:span>” using the images contained in the <text:span text:style-name="T5">/myimages</text:span> directory you could issue the following command.</text:p>
      <text:p text:style-name="P21"><text:tab/><text:span text:style-name="T12">mknimimage -t diskless -s /myimages 61cosi</text:span></text:p>
      <text:p text:style-name="P21">(Note that this operation could take a while to complete!)</text:p>
      <text:p text:style-name="P21"><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1">The command will display a summary of what was created when it completes.</text:p>
      <text:p text:style-name="P21">The NIM resources will be created in a subdirectory of <text:span text:style-name="T3">/install/nim </text:span><text:span text:style-name="T21">by default.</text:span> <text:s/>You can use the “-l” option to specify a different location.</text:p>
      <text:p text:style-name="P21">You can also specify alternate or additional resources on the command line using the “attr=value” option, (“&lt;nim resource type&gt;=&lt;resource name&gt;”). <text:s/>For example, if <text:soft-page-break/>you want to include a “<text:span text:style-name="T5">resolv_conf</text:span>” <text:s/>resource named “<text:span text:style-name="T5">61cosi_resolv_conf” </text:span><text:span text:style-name="T21">you could run the command as follows. <text:s/></text:span></text:p>
      <text:p text:style-name="P25"><text:tab/>mknimimage -t diskless -s /dev/cd0 61cosi resolv_conf=61cosi_resolv_conf</text:p>
      <text:p text:style-name="P21"><text:span text:style-name="T2">Any additional NIM resources specified on the command line must be previously created using NIM interfaces. </text:span><text:s/>(Which means NIM must already have been configured previously. )</text:p>
      <text:p text:style-name="P49"><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9"/>
      <text:p text:style-name="P4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9">To get details for the NIM resource definitions use the AIX <text:span text:style-name="T2">lsnim</text:span> command. For example, if the name of your SPOT resource is "<text:span text:style-name="T5">61cosi</text:span>" then you could get the details by running: <text:s text:c="2"/></text:p>
      <text:p text:style-name="P49"><text:tab/><text:span text:style-name="T11">lsnim -l 61cosi</text:span></text:p>
      <text:p text:style-name="P49">To see the actual contents of a NIM resource use "<text:span text:style-name="T5">nim -o showres &lt;resource name&gt;</text:span>". <text:s/>For example, to get a list of the software installed in your SPOT you could run:</text:p>
      <text:p text:style-name="P49"><text:s text:c="8"/><text:tab/><text:span text:style-name="T12">nim -o showres <text:s/>61cosi</text:span></text:p>
      <text:h text:style-name="Heading_20_2" text:outline-level="2">Update the SPOT </text:h>
      <text:list text:style-name="WW8Num18">
        <text:list-item>
          <text:list>
            <text:list-header>
              <text:p text:style-name="P165">The SPOT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8">You must install any additional software you need and make any customizations to the image before you boot the nodes.</text:p>
      <text:p text:style-name="P28">It would also be good to add other configuration files such as <text:s/>/etc/passwd etc. <text:s/>These files will be then be available to every node that boots with this image.</text:p>
      <text:p text:style-name="P28">For more information on updating a diskless image see the document <text:s/>called “<text:span text:style-name="T71">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28">See the section titled “Updating diskless nodes”</text:p>
      <text:h text:style-name="Heading_20_3" text:outline-level="3">Updating a SPOT with SSH software</text:h>
      <text:p text:style-name="P28">You will have to install <text:span text:style-name="T5">openssl</text:span> and <text:span text:style-name="T5">openssh</text:span> along with several additional requisite software packages.</text:p>
      <text:p text:style-name="P28"><text:soft-page-break/>To help facilitate this task xCAT ships two AIX installp_bundle files. <text:s/>They are called <text:s/><text:span text:style-name="T51">xCATaixSSL.bnd and <text:s/>xCATaixSSH.bnd, and they are included in the xCAT tar file.</text:span></text:p>
      <text:p text:style-name="P32">The basic process is:</text:p>
      <text:list text:style-name="L11">
        <text:list-item>
          <text:p text:style-name="P128">Copy the required software to the lpp_source resource that you used to create you SPOT.</text:p>
        </text:list-item>
        <text:list-item>
          <text:p text:style-name="P129">Install the software in the SPOT.</text:p>
        </text:list-item>
      </text:list>
      <text:p text:style-name="P31"/>
      <text:p text:style-name="P33">Copy the software.</text:p>
      <text:p text:style-name="P28">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8">For example:</text:p>
      <text:p text:style-name="P29"><text:tab/><text:span text:style-name="T2">nim -o update -a packages=all -a source=/tmp/myimages <text:s/><text:tab/><text:tab/><text:tab/><text:tab/><text:tab/>61cosi_lpp_source</text:span></text:p>
      <text:p text:style-name="P34">Install the software into the SPOT.</text:p>
      <text:p text:style-name="P101">To install additional software in the SPOT you can use the “<text:span text:style-name="T2">nim -o cust</text:span>” command. <text:s/></text:p>
      <text:p text:style-name="P101">To use the bundle files with this command you must first define them as NIM resources. <text:s/></text:p>
      <text:p text:style-name="Text_20_body">Copy the bundle files ( <text:span text:style-name="T51">xCATaixSSL.bnd and xCATaixSSH.bnd) to a location where they can be defined as a NIM resource, for example “/install/nim/installp_bundle”.</text:span></text:p>
      <text:p text:style-name="P100">To define the NIM resources you can run the following commands.<text:tab/></text:p>
      <text:p text:style-name="P67">nim -o define -t installp_bundle -a server=master -a location= <text:tab/>/install/nim/installp_bundle/xCATaixSSL.bnd <text:s/>xCATaixSSL</text:p>
      <text:p text:style-name="P67">nim -o define -t installp_bundle -a server=master -a location= <text:tab/>/install/nim/installp_bundle/xCATaixSSH.bnd <text:s/>xCATaixSSH</text:p>
      <text:p text:style-name="P28"><text:span text:style-name="T2">Note</text:span>: You cannot update a SPOT that is currently allocated. <text:s/><text:span text:style-name="T69">To check to see if the SPOT is allocated you could run the following command.</text:span></text:p>
      <text:p text:style-name="P30"><text:tab/>lsnim -l &lt;spot name&gt;</text:p>
      <text:p text:style-name="P35">Run the “nim -o cust ...” <text:s/>command to install the software in the SPOT.</text:p>
      <text:p text:style-name="P28"><text:span text:style-name="T5"><text:tab/></text:span><text:span text:style-name="T6">nim -o cust -a lpp_source= 61cosi_lpp_source -a installp_flags=agcXY -a <text:tab/><text:tab/>installp_bundle=xCATaixSSL 61cosi</text:span></text:p>
      <text:p text:style-name="P28"><text:tab/><text:span text:style-name="T6">nim -o cust -a lpp_source= 61cosi_lpp_source -a installp_flags=agcXY -a <text:tab/><text:tab/>installp_bundle=xCATaixSSH 61cosi</text:span></text:p>
      <text:p text:style-name="P36"><text:soft-page-break/>Refer to the NIM documentation for more information on how to use the NIM commands mentioned above.</text:p>
      <text:h text:style-name="Heading_20_2" text:outline-level="2">Define xCAT networks</text:h>
      <text:p text:style-name="P21">Create a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57"/>
      <text:p text:style-name="P11">This “How-To” assumes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2">mkdef -t network -o net1 net=9.114.113.224 mask=255.255.255.224 <text:tab/><text:tab/><text:tab/><text:tab/>gateway=9.114.113.254</text:span></text:p>
      <text:h text:style-name="Heading_20_2" text:outline-level="2">Define the LPARs currently managed by the HMC</text:h>
      <text:p text:style-name="P50">This step assumes that <text:s/>LPARs were already created using the standard HMC interfaces. </text:p>
      <text:p text:style-name="P50">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50">To write the stanza format output of <text:span text:style-name="T1">rscan</text:span> to a file called “<text:span text:style-name="T4">mystanzafile”</text:span> run the following command.</text:p>
      <text:p text:style-name="P50"><text:tab/><text:span text:style-name="T13">rscan –z hmc01 &gt; mystanzafile</text:span></text:p>
      <text:p text:style-name="P50">This file can then be checked and modified as needed. <text:s/>For example you may need to add a different name for the node definition or add additional attributes and values etc. <text:s/></text:p>
      <text:p text:style-name="P50"><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85">The information gathered by the <text:span text:style-name="T1">rscan </text:span>command can be used to create xCAT node definitions.</text:p>
          <text:p text:style-name="P85"/>
          <text:p text:style-name="P85">Since we have put all the node information in a stanza file we can now pass the contents of the file to the <text:span text:style-name="T1">mkdef</text:span> command to add the definitions to the database.</text:p>
          <text:p text:style-name="P85"/>
          <text:p text:style-name="P85"><text:tab/><text:span text:style-name="T13">cat mystanzafile | mkdef –z</text:span></text:p>
        </text:list-header>
      </text:list>
      <text:p text:style-name="P18"><text:soft-page-break/>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7">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8">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ext:s/>there are multiple adapters the first one will be written to the database and used as the install adapter for that node.</text:span> </text:p>
      <text:p text:style-name="P18">The command can also be used to do a ping test on the adapter interfaces to determine which ones could be used to perform the network boot. <text:s/>I<text:span text:style-name="T17">n this case the </text:span><text:soft-page-break/><text:span text:style-name="T17">first adapter that can be successfully used to ping the server will be written to the database.</text:span></text:p>
      <text:p text:style-name="P18">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20"><text:tab/> <text:span text:style-name="T6">makeconservercf</text:span></text:p>
      <text:p text:style-name="P18">Shut down all the nodes that you will be querying for MAC addresses.</text:p>
      <text:p text:style-name="P18"><text:tab/><text:span text:style-name="T6">rpower aixnodes off</text:span></text:p>
      <text:p text:style-name="P18">To retrieve the MAC address for all the nodes in the group “<text:span text:style-name="T5">aixnodes</text:span>” and write the first adapter MAC to the xCAT database you could issue the following command.</text:p>
      <text:p text:style-name="P95"><text:tab/><text:span text:style-name="T7">getmacs aixnodes</text:span></text:p>
      <text:p text:style-name="P96">To display all adapter information but not write anything to the database.</text:p>
      <text:p text:style-name="P96"><text:tab/><text:span text:style-name="T6">getmacs -d <text:s/>aixnodes</text:span></text:p>
      <text:p text:style-name="P18">To retrieve the MAC address and do a ping test to determine which adapter MAC to use for the node you could issue the following command. <text:s/>(The ping operation may take a while to complete.)</text:p>
      <text:p text:style-name="P95"><text:tab/><text:span text:style-name="T6">getmacs -d aixnodes -S 10.14.0.2 -G 10.14.0.2 -C 10.14.0.4</text:span></text:p>
      <text:p text:style-name="P95">The output would be similar to the following.</text:p>
      <text:p text:style-name="P97">#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7">ent U9125.F2A.024C362-V6-C3-T1 fef9dfb7c603 /vdevice/l-lan@30000003 unsuccessful virtual</text:p>
      <text:p text:style-name="P98">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p text:style-name="P99">To add the MAC value to the node definition you can use the <text:span text:style-name="T2">chdef</text:span> command. <text:s/>For example:</text:p>
      <text:p text:style-name="P28"><text:tab/><text:span text:style-name="T5">chdef -t node node01 mac=fef9dfb7c603</text:span></text:p>
      <text:h text:style-name="P54" text:outline-level="2">Define xCAT groups (optional)</text:h>
      <text:p text:style-name="P7">XCAT supports both <text:span text:style-name="T5">static</text:span> and <text:span text:style-name="T5">dynamic</text:span> node groups. <text:s/>See the section titled “xCAT node group support” in the “<text:span text:style-name="T64">xCAT2 Top Doc” document for details on using xCAT </text:span><text:soft-page-break/><text:span text:style-name="T64">groups. ( </text:span><text:a xlink:type="simple" xlink:href="http://xcat.svn.sourceforge.net/viewvc/xcat/xcat-core/trunk/xCAT-client/share/doc/xCAT2top.pdf"><text:span text:style-name="T64">http://xcat.svn.sourceforge.net/viewvc/xcat/xcat-core/trunk/xCAT-client/share/doc/xCAT2top.pdf</text:span></text:a><text:span text:style-name="T64">)</text:span></text:p>
      <text:p text:style-name="P9"/>
      <text:p text:style-name="P17"><text:span text:style-name="T64">Note: <text:s/>The </text:span><text:span text:style-name="T66">dynamic</text:span><text:span text:style-name="T64">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67">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58">(http://xcat.svn.sourceforge.net/viewvc/xcat/xcat-core/trunk/xCAT-client/share/doc/xCAT2onAIX.pdf )</text:span></text:span></text:a></text:p>
      <text:h text:style-name="Heading_20_2" text:outline-level="2"><text:span text:style-name="_20_Char"><text:span text:style-name="T70">Verify the node definitions</text:span></text:span></text:h>
      <text:p text:style-name="P18">Verify that the node definitions include the required information.</text:p>
      <text:p text:style-name="P18">To get a listing of the node definition you can use the <text:span text:style-name="T2">lsdef</text:span> command. <text:s text:c="2"/>For example to display the definitions of all nodes in the group “aixnodes” you could run the following command.</text:p>
      <text:p text:style-name="P18"><text:tab/><text:span text:style-name="T5">lsdef -t node -l -o aixnodes</text:span></text:p>
      <text:p text:style-name="P18">The output for one diskless node might look something like the following:</text:p>
      <text:p text:style-name="P79">Object name: clstrn02</text:p>
      <text:p text:style-name="P79"><text:s text:c="4"/>cons=hmc</text:p>
      <text:p text:style-name="P79"><text:s text:c="4"/>groups=lpar,all</text:p>
      <text:p text:style-name="P79"><text:s text:c="4"/>servicenode=clstrSN1</text:p>
      <text:p text:style-name="P79"><text:s text:c="4"/>xcamaster=clstrSN1-en1</text:p>
      <text:p text:style-name="P79"><text:s text:c="4"/>hcp=clstrhmc01</text:p>
      <text:p text:style-name="P79"><text:s text:c="4"/>hostnames=clstrn02.mycluster.com</text:p>
      <text:p text:style-name="P79"><text:s text:c="4"/>id=2</text:p>
      <text:p text:style-name="P79"><text:s text:c="4"/>ip=10.1.3.2</text:p>
      <text:p text:style-name="P79"><text:s text:c="4"/>mac=001a64f9bfc9</text:p>
      <text:p text:style-name="P79"><text:s text:c="4"/>mgt=hmc</text:p>
      <text:p text:style-name="P79"><text:s text:c="4"/>nodetype=lpar,osi</text:p>
      <text:p text:style-name="P79"><text:s text:c="4"/>os=AIX</text:p>
      <text:p text:style-name="P79"><text:s text:c="4"/>parent=clstrf1fsp03-9125-F2A-SN024C352</text:p>
      <text:p text:style-name="P79"><text:s text:c="4"/>pprofile=compute</text:p>
      <text:p text:style-name="P18">Most of these attributes should have been filled in automatically by xCAT. <text:s text:c="2"/></text:p>
      <text:p text:style-name="P18"><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8"><text:soft-page-break/>Make sure “<text:span text:style-name="T5">servicenode</text:span>” is set to the name of the service node as known by the management node and “<text:span text:style-name="T5">xcatmaster</text:span>” is set to the name of the service node as known by the node.</text:p>
      <text:p text:style-name="P18">To modify the node definitions you can use the <text:span text:style-name="T2">chdef</text:span> command.</text:p>
      <text:p text:style-name="P18">For example to set the <text:span text:style-name="T5">xcatmaster</text:span> attribute for <text:s/>node “<text:span text:style-name="T5">clstrn01</text:span>” you could run the following.</text:p>
      <text:p text:style-name="P70"><text:span text:style-name="_20_Char">chdef -t node -o clstrn01 xcatmaster=clstrSN1-en1</text:span></text:p>
      <text:h text:style-name="Heading_20_2" text:outline-level="2"><text:span text:style-name="_20_Char"><text:span text:style-name="T42">Set up post boot scripts (optional)</text:span></text:span></text:h>
      <text:list text:style-name="L12">
        <text:list-header>
          <text:p text:style-name="P172"><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text:style-name="L13">
        <text:list-item>
          <text:p text:style-name="P173"><text:span text:style-name="_20_Char"><text:span text:style-name="T23">Put a copy of your script in /install/postscripts on the xCAT management node. <text:s/>(Make sure it is executable.)</text:span></text:span></text:p>
        </text:list-item>
        <text:list-item>
          <text:p text:style-name="P173"><text:span text:style-name="_20_Char"><text:span text:style-name="T24">When using service nodes make sure the postscripts are copied to the /install/postscripts directories on each service node.</text:span></text:span></text:p>
        </text:list-item>
        <text:list-item>
          <text:p text:style-name="P173"><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71"><text:span text:style-name="_20_Char"><text:span text:style-name="T29">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text:s/></text:span><text:span text:style-name="_20_Char"><text:span text:style-name="T70">Initialize the AIX/NIM diskless nodes</text:span></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oft-page-break/><text:span text:style-name="_20_Char"><text:tab/></text:span><text:span text:style-name="_20_Char"><text:span text:style-name="T12">mkdsklsnode </text:span></text:span><text:span text:style-name="_20_Char"><text:span text:style-name="T37">-i </text:span></text:span><text:span text:style-name="_20_Char"><text:span text:style-name="T12">61cosi aixnodes</text:span></text:span></text:p>
      <text:p text:style-name="P71"><text:span text:style-name="_20_Char"><text:span text:style-name="T5"/></text:span></text:p>
      <text:list text:style-name="WW8Num18" text:continue-numbering="true">
        <text:list-item>
          <text:list text:continue-numbering="true">
            <text:list-header>
              <text:p text:style-name="P166">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2">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4">lsnim -l node01</text:p>
      <text:p text:style-name="P27"><text:span text:style-name="T2">Note:</text:span> </text:p>
      <text:p text:style-name="P66">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7">Once the <text:span text:style-name="T2">mkdsklsnode</text:span> command completes you can log on to the service node and verify that it has been configured correctly. <text:s text:c="2"/></text:p>
      <text:list text:style-name="L14">
        <text:list-item>
          <text:p text:style-name="P130">The /etc/bootptab or <text:span text:style-name="T72">/var/lib/dhcp/db/dhcpd.leases</text:span>, /etc/exports files. <text:s/></text:p>
        </text:list-item>
        <text:list-item>
          <text:p text:style-name="P130">The node info file in the /tftpboot directory.</text:p>
        </text:list-item>
        <text:list-item>
          <text:p text:style-name="P130">The NIM node definition for the node.</text:p>
        </text:list-item>
      </text:list>
      <text:h text:style-name="Heading_20_2" text:outline-level="2">Open a remote console (optional)</text:h>
      <text:p text:style-name="P21">You can open a remote console to monitor the boot progress using the xCAT <text:span text:style-name="T1">rcons</text:span> command. <text:s/>This command requires that you have <text:span text:style-name="T2">conserver</text:span> installed and configured. <text:s/></text:p>
      <text:p text:style-name="P38">If you wish to monitor a network installation you must run rcons before initiating a network boot.</text:p>
      <text:p text:style-name="P84"><text:tab/><text:tab/>To configure conserver run:</text:p>
      <text:p text:style-name="P61">makeconservercf <text:s text:c="3"/></text:p>
      <text:p text:style-name="P21">To start a console:</text:p>
      <text:p text:style-name="P61">rcons node01</text:p>
      <text:p text:style-name="P24">Note: <text:s/>You must always run makeconservercf after you define new cluster nodes.</text:p>
      <text:h text:style-name="Heading_20_2" text:outline-level="2">Initiate a network boot</text:h>
      <text:p text:style-name="P18">Initiate a remote network boot request using the xCAT <text:span text:style-name="T2">rnetboot</text:span> command. <text:s/>For example, to initiate a network boot of all nodes in the group “<text:span text:style-name="T5">aixnodes</text:span>” you could issue the following command.</text:p>
      <text:p text:style-name="P68">rnetboot <text:s/>aixnodes</text:p>
      <text:p text:style-name="P19"><text:soft-page-break/><text:span text:style-name="T2">Note</text:span>: If you receive timeout errors from the <text:span text:style-name="T2">rnetboot</text:span> command, you may need to increase the default 60-second timeout to a larger value by setting ppctimeout in the site table:</text:p>
      <text:p text:style-name="P69">chdef -t site -o clustersite ppctimeout=180</text:p>
      <text:h text:style-name="Heading_20_2" text:outline-level="2">Verify the deployment</text:h>
      <text:list text:style-name="WW8Num33">
        <text:list-item text:start-value="1">
          <text:p text:style-name="P135">Retry and troubleshooting tips: </text:p>
        </text:list-item>
      </text:list>
      <text:list text:style-name="L15">
        <text:list-item>
          <text:p text:style-name="P147">For p6 lpars, it may be helpful to bring up the HMC web interface in a browser and watch the lpar status and reference codes as the node boots.</text:p>
        </text:list-item>
        <text:list-item>
          <text:p text:style-name="P147">Verify network connections</text:p>
        </text:list-item>
        <text:list-item>
          <text:p text:style-name="P147">If the <text:span text:style-name="T2">rnetboot</text:span> returns “unsuccessful” for a node, verify that bootp and tftp is configured and running properly on the .</text:p>
        </text:list-item>
        <text:list-item>
          <text:p text:style-name="P157">For bootp, view <text:span text:style-name="T5">/etc/bootptab</text:span> to make sure an entry exists for the node.</text:p>
          <text:p text:style-name="P157">For dhcp, view <text:span text:style-name="T47">/var/lib/dhcp/db/dhcpd.leases to make sure an entry exists for the node.</text:span></text:p>
        </text:list-item>
        <text:list-item>
          <text:p text:style-name="P157">Verify that the information in /tftpboot/&lt;node&gt;.info is correct.</text:p>
        </text:list-item>
        <text:list-item>
          <text:p text:style-name="P157">Stop and restart inetd:</text:p>
        </text:list-item>
      </text:list>
      <text:p text:style-name="P110">stopsrc -s inetd</text:p>
      <text:p text:style-name="P110">startsrc -s inetd</text:p>
      <text:list text:style-name="L16">
        <text:list-item>
          <text:p text:style-name="P122">Stop and restart tftp:</text:p>
        </text:list-item>
      </text:list>
      <text:p text:style-name="P110">stopsrc -s tftp</text:p>
      <text:p text:style-name="P110">startsrc -s tftp</text:p>
      <text:list text:style-name="L16">
        <text:list-item text:start-value="1">
          <text:p text:style-name="P122"/>
        </text:list-item>
      </text:list>
      <text:list text:style-name="L15">
        <text:list-item text:start-value="1">
          <text:p text:style-name="P147">Verify NFS is running properly and mounts can be performed with this NFS server:</text:p>
        </text:list-item>
        <text:list-item>
          <text:p text:style-name="P157">View <text:span text:style-name="T5">/etc/exports</text:span> for correct mount information. <text:s/></text:p>
        </text:list-item>
        <text:list-item>
          <text:p text:style-name="P157">Run the <text:span text:style-name="T2">showmount</text:span> and <text:span text:style-name="T2">exportfs</text:span> commands. </text:p>
        </text:list-item>
        <text:list-item>
          <text:p text:style-name="P157">Stop and restart the NFS and related daemons:</text:p>
        </text:list-item>
      </text:list>
      <text:p text:style-name="P116">stopsrc -g nfs</text:p>
      <text:p text:style-name="P116">startsrc -g nfs</text:p>
      <text:list text:style-name="L15">
        <text:list-item text:start-value="1">
          <text:p text:style-name="P164">Attempt to mount a file system from another system on the network.</text:p>
        </text:list-item>
      </text:list>
      <text:list text:style-name="L15">
        <text:list-item text:start-value="1">
          <text:p text:style-name="P152">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5"/>
      <text:h text:style-name="Heading_20_2" text:outline-level="2"><text:soft-page-break/>Removing NIM machine definitions</text:h>
      <text:p text:style-name="P15">Use the xCAT <text:span text:style-name="T2">rmdsklsnode</text:span> command to remove all the NIM diskless machine definitions that were created for the specified xCAT nodes. <text:s text:c="2"/>This command <text:span text:style-name="T17">will not</text:span><text:span text:style-name="T69"> </text:span>remove the xCAT node definitions.</text:p>
      <text:p text:style-name="P15"/>
      <text:p text:style-name="P15">For example, to remove the NIM machine definition corresponding to the xCAT diskless node named “node01” you could run the command as follows.</text:p>
      <text:p text:style-name="P15"/>
      <text:p text:style-name="P15"><text:tab/><text:span text:style-name="T6">rmdsklsnode node01</text:span></text:p>
      <text:p text:style-name="P15"/>
      <text:p text:style-name="P15">Use the xCAT <text:span text:style-name="T2">xcat2nim</text:span> command to remove all the NIM standalone machine definitions that were created for the specified xCAT nodes. <text:s text:c="2"/>This command <text:span text:style-name="T17">will not</text:span><text:span text:style-name="T69"> </text:span>remove the xCAT node definitions.</text:p>
      <text:p text:style-name="P15"><text:tab/></text:p>
      <text:p text:style-name="P15">For example, to remove the NIM machine definition corresponding to the xCAT node named “node01” you could run the command as follows.</text:p>
      <text:p text:style-name="P15"/>
      <text:p text:style-name="P15"><text:tab/><text:span text:style-name="T6">xcat2nim -t node -r node01</text:span></text:p>
      <text:p text:style-name="P15"/>
      <text:p text:style-name="P15">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6"/>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5">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and prerequisite software that will be needed to use SSH as your remote shell. <text:s/>The <text:s/><text:soft-page-break/>xCATaixSSL.bnd bundle contains the required openssl and related software that will be needed on the cluster nodes.</text:p>
      <text:p text:style-name="Standard"/>
      <text:h text:style-name="Heading_20_2" text:outline-level="2"><text:s/>xCATaixSN.bnd</text:h>
      <text:p text:style-name="P71"># Software needed for the xCAT on AIX Service Nodes</text:p>
      <text:p text:style-name="Standard"/>
      <text:p text:style-name="P71"># installp packages</text:p>
      <text:p text:style-name="P71">I:openssl.base</text:p>
      <text:p text:style-name="P71">I:openssl.license</text:p>
      <text:p text:style-name="P71">I:bos.sysmgt.nim.master</text:p>
      <text:p text:style-name="P71"/>
      <text:p text:style-name="P71"># RPMs</text:p>
      <text:p text:style-name="P71">R:popt-1.7-2.aix5.1.ppc.rpm</text:p>
      <text:p text:style-name="P71">R:rsync-2.6.2-1.aix5.1.ppc.rpm</text:p>
      <text:p text:style-name="P71">R:expat-2.0.1-2.aix5.1.ppc.rpm</text:p>
      <text:p text:style-name="P71">R:bash-3.2-1.aix5.2.ppc.rpm</text:p>
      <text:p text:style-name="P71">R:conserver-8.1.16-2.aix5.3.ppc.rpm</text:p>
      <text:p text:style-name="P71">R:expect-5.42.1-3.aix5.1.ppc.rpm</text:p>
      <text:p text:style-name="P71">R:fping-2.4b2_to-1.aix5.3.ppc.rpm</text:p>
      <text:p text:style-name="P71">R:perl-DBI-1.55-1.aix5.3.ppc.rpm</text:p>
      <text:p text:style-name="P71">R:perl-Digest-MD5-2.36-1.aix5.3.ppc.rpm</text:p>
      <text:p text:style-name="P71">R:perl-Expect-1.21-1.aix5.3.ppc.rpm</text:p>
      <text:p text:style-name="P71">R:perl-IO-Socket-SSL-1.06-1.aix5.3.ppc.rpm</text:p>
      <text:p text:style-name="P71">R:perl-IO-Stty-.02-1.aix5.3.ppc.rpm</text:p>
      <text:p text:style-name="P71">R:perl-IO-Tty-1.07-1.aix5.3.ppc.rpm</text:p>
      <text:p text:style-name="P71">R:perl-Net_SSLeay.pm-1.30-1.aix5.3.ppc.rpm</text:p>
      <text:p text:style-name="P71">R:perl-Net-Telnet-3.03-1.2.aix5.3.ppc.rpm</text:p>
      <text:p text:style-name="P71">R:tcl-8.4.7-3.aix5.1.ppc.rpm</text:p>
      <text:p text:style-name="P71">R:tk-8.4.7-3.aix5.1.ppc.rpm</text:p>
      <text:p text:style-name="P71">R:perl-xCAT-2.3*</text:p>
      <text:p text:style-name="P71">R:xCAT-client-2.3*</text:p>
      <text:p text:style-name="P71">R:xCAT-server-2.3*</text:p>
      <text:p text:style-name="P71">R:xCAT-rmc-2.3*</text:p>
      <text:p text:style-name="P71">R:perl-DBD-SQLite-1.13-1.aix5.3.ppc.rpm</text:p>
      <text:p text:style-name="P71">R:net-snmp-5.4.2.1-1.aix5.3.ppc.rpm</text:p>
      <text:p text:style-name="P71">R:net-snmp-devel-5.4.2.1-1.aix5.3.ppc.rpm</text:p>
      <text:p text:style-name="P71">R:net-snmp-perl-5.4.2.1-1.aix5.3.ppc.rpm</text:p>
      <text:p text:style-name="P71"/>
      <text:p text:style-name="P71"># optional</text:p>
      <text:p text:style-name="P71">R:perl-DBD-mysql-4.007-1.aix5.3.ppc.rpm</text:p>
      <text:p text:style-name="P71">R:xcat-mysql-5.0-1.aix5.3.ppc.rpm</text:p>
      <text:p text:style-name="P71"/>
      <text:h text:style-name="Heading_20_2" text:outline-level="2"><text:s/>xCATaixSSL.bnd</text:h>
      <text:p text:style-name="P71"># bundle file for openssl - installp package from AIX</text:p>
      <text:p text:style-name="P71"><text:soft-page-break/></text:p>
      <text:p text:style-name="P71"># installp packages</text:p>
      <text:p text:style-name="P71">I:rpm.rte</text:p>
      <text:p text:style-name="P71">I:openssl.base</text:p>
      <text:p text:style-name="P71">I:openssl.license</text:p>
      <text:p text:style-name="P71"/>
      <text:p text:style-name="P71"># RPMs</text:p>
      <text:p text:style-name="P71">R:perl-Net_SSLeay.pm-1.30-1.aix5.3.ppc.rpm</text:p>
      <text:p text:style-name="P71">R:perl-IO-Socket-SSL-1.06-1.aix5.3.ppc.rpm</text:p>
      <text:h text:style-name="Heading_20_2" text:outline-level="2">xCATaixSSH.bnd</text:h>
      <text:p text:style-name="P71"># bundle file for openssh - installp package from AIX</text:p>
      <text:p text:style-name="P71"># <text:s text:c="6"/>Note - openssl must be installed before openssh</text:p>
      <text:p text:style-name="P71"/>
      <text:p text:style-name="P71">I:openssh.base</text:p>
      <text:p text:style-name="P71">I:openssh.license</text:p>
      <text:p text:style-name="P71">I:openssh.man.en_US</text:p>
      <text:p text:style-name="P71">I:openssh.msg.en_US</text:p>
      <text:p text:style-name="P71">I:openssh.msg.EN_US</text:p>
      <text:p text:style-name="P71"/>
      <text:p text:style-name="P71"># RPMs</text:p>
      <text:p text:style-name="P71">R:popt-1.7-2.aix5.1.ppc.rpm</text:p>
      <text:p text:style-name="P71">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1-21T09:29:20</dc:date>
    <meta:print-date>2009-04-16T07:33:32</meta:print-date>
    <meta:editing-cycles>494</meta:editing-cycles>
    <meta:editing-duration>P9DT4H57M19S</meta:editing-duration>
    <meta:user-defined meta:name="Info 1"/>
    <meta:user-defined meta:name="Info 2"/>
    <meta:user-defined meta:name="Info 3"/>
    <meta:user-defined meta:name="Info 4"/>
    <meta:document-statistic meta:table-count="0" meta:image-count="0" meta:object-count="0" meta:page-count="30" meta:paragraph-count="608" meta:word-count="9724" meta:character-count="57919"/>
  </office:meta>
</office:document-meta>
</file>